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472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61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77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6"/>
        <table:table-column table:style-name="co4" table:default-cell-style-name="ce16"/>
        <table:table-column table:style-name="co5" table:default-cell-style-name="ce13"/>
        <table:table-column table:style-name="co6" table:number-columns-repeated="3" table:default-cell-style-name="ce28"/>
        <table:table-column table:style-name="co7" table:number-columns-repeated="2" table:default-cell-style-name="ce28"/>
        <table:table-column table:style-name="co6" table:default-cell-style-name="ce28"/>
        <table:table-column table:style-name="co8" table:default-cell-style-name="ce28"/>
        <table:table-column table:style-name="co6" table:default-cell-style-name="ce28"/>
        <table:table-column table:style-name="co9" table:number-columns-repeated="4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16363" table:default-cell-style-name="ce28"/>
        <table:table-row table:style-name="ro1">
          <table:table-cell table:number-columns-repeated="5"/>
          <table:table-cell table:style-name="ce13" table:number-columns-repeated="2"/>
          <table:table-cell table:style-name="ce13" office:value-type="string" calcext:value-type="string">
            <text:p>Source lat. Offset</text:p>
          </table:table-cell>
          <table:table-cell table:style-name="ce13" table:number-columns-repeated="4"/>
          <table:table-cell table:style-name="ce13" office:value-type="string" calcext:value-type="string">
            <text:p>new old</text:p>
          </table:table-cell>
          <table:table-cell table:style-name="ce13" office:value-type="string" calcext:value-type="string">
            <text:p>Old: 2’1”</text:p>
          </table:table-cell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13" table:number-columns-repeated="16360"/>
        </table:table-row>
        <table:table-row table:style-name="ro1">
          <table:table-cell table:number-columns-repeated="5"/>
          <table:table-cell table:style-name="ce13" table:number-columns-repeated="2"/>
          <table:table-cell table:style-name="ce13" table:formula="of:=22.5/12" office:value-type="float" office:value="1.875" calcext:value-type="float">
            <text:p>1.875</text:p>
          </table:table-cell>
          <table:table-cell table:style-name="ce13" table:number-columns-repeated="4"/>
          <table:table-cell table:style-name="ce13" table:formula="of:=-(2.416667)" office:value-type="float" office:value="-2.416667" calcext:value-type="float">
            <text:p>-2.416667</text:p>
          </table:table-cell>
          <table:table-cell table:style-name="ce13"/>
          <table:table-cell table:style-name="ce13" table:formula="of:=-(26/12)" office:value-type="float" office:value="-2.16666666666667" calcext:value-type="float">
            <text:p>-2.16666666666667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5"/>
          <table:table-cell table:style-name="ce13" office:value-type="string" calcext:value-type="string">
            <text:p>reef lateral offset</text:p>
          </table:table-cell>
          <table:table-cell table:style-name="ce13" table:number-columns-repeated="16361"/>
        </table:table-row>
        <table:table-row table:style-name="ro2"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29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29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61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77"/>
          <table:table-cell table:style-name="ce77" office:value-type="string" calcext:value-type="string">
            <text:p>Absolute Robot Orientation Angle</text:p>
          </table:table-cell>
          <table:table-cell table:style-name="ce77" table:number-columns-repeated="2"/>
          <table:table-cell table:style-name="ce15" table:number-columns-repeated="14"/>
          <table:table-cell table:number-columns-repeated="16346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pril Tag</text:p>
          </table:table-cell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61" office:value-type="string" calcext:value-type="string">
            <text:p>distance in front of FT</text:p>
          </table:table-cell>
          <table:table-cell table:style-name="ce61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5]/12" office:value-type="float" office:value="13.3658333333333" calcext:value-type="float">
            <text:p>13.36583</text:p>
          </table:table-cell>
          <table:table-cell table:style-name="ce55" table:formula="of:=[.G5]/12" office:value-type="float" office:value="15.5691666666667" calcext:value-type="float">
            <text:p>15.56917</text:p>
          </table:table-cell>
          <table:table-cell table:style-name="ce55" table:formula="of:=[.H5]/360*PI()*2" office:value-type="float" office:value="2.0943951023932" calcext:value-type="float">
            <text:p>2.09440</text:p>
          </table:table-cell>
          <table:table-cell table:style-name="ce55" table:formula="of:=IF([.K5]&lt;PI()/2;[.K5]+PI();[.K5]-PI())" office:value-type="float" office:value="-1.0471975511966" calcext:value-type="float">
            <text:p>-1.04720</text:p>
          </table:table-cell>
          <table:table-cell table:style-name="ce55" table:formula="of:=[.L5]+PI()/2" office:value-type="float" office:value="0.523598775598299" calcext:value-type="float">
            <text:p>0.52360</text:p>
          </table:table-cell>
          <table:table-cell table:style-name="ce62" table:formula="of:=COS([.L5])" office:value-type="float" office:value="0.5" calcext:value-type="float">
            <text:p>0.50000000</text:p>
          </table:table-cell>
          <table:table-cell table:style-name="ce62" table:formula="of:=SIN([.L5])" office:value-type="float" office:value="-0.866025403784439" calcext:value-type="float">
            <text:p>-0.86602540</text:p>
          </table:table-cell>
          <table:table-cell table:style-name="ce62" table:formula="of:=COS([.M5])" office:value-type="float" office:value="0.866025403784439" calcext:value-type="float">
            <text:p>0.86602540</text:p>
          </table:table-cell>
          <table:table-cell table:style-name="ce62" table:formula="of:=SIN([.M5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5]+[.R5]*[.N5]+[.S5]*[.P5]" office:value-type="float" office:value="12.2825" calcext:value-type="float">
            <text:p>12.2825</text:p>
          </table:table-cell>
          <table:table-cell table:style-name="ce72" table:formula="of:=[.J5]+[.R5]*[.O5]+[.S5]*[.Q5]" office:value-type="float" office:value="17.445555041533" calcext:value-type="float">
            <text:p>17.4456</text:p>
          </table:table-cell>
          <table:table-cell table:style-name="ce72" table:formula="of:=[.L5]*180/PI()" office:value-type="float" office:value="-60" calcext:value-type="float">
            <text:p>-60.0000</text:p>
          </table:table-cell>
          <table:table-cell table:style-name="ce72" table:formula="of:=[.T5]*12" office:value-type="float" office:value="147.39" calcext:value-type="float">
            <text:p>147.3900</text:p>
          </table:table-cell>
          <table:table-cell table:style-name="ce72" table:formula="of:=[.U5]*12" office:value-type="float" office:value="209.346660498396" calcext:value-type="float">
            <text:p>209.3467</text:p>
          </table:table-cell>
          <table:table-cell table:style-name="ce13" table:formula="of:=[.D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6]/12" office:value-type="float" office:value="13.3658333333333" calcext:value-type="float">
            <text:p>13.36583</text:p>
          </table:table-cell>
          <table:table-cell table:style-name="ce55" table:formula="of:=[.G6]/12" office:value-type="float" office:value="15.5691666666667" calcext:value-type="float">
            <text:p>15.56917</text:p>
          </table:table-cell>
          <table:table-cell table:style-name="ce55" table:formula="of:=[.H6]/360*PI()*2" office:value-type="float" office:value="2.0943951023932" calcext:value-type="float">
            <text:p>2.09440</text:p>
          </table:table-cell>
          <table:table-cell table:style-name="ce55" table:formula="of:=IF([.K6]&lt;PI()/2;[.K6]+PI();[.K6]-PI())" office:value-type="float" office:value="-1.0471975511966" calcext:value-type="float">
            <text:p>-1.04720</text:p>
          </table:table-cell>
          <table:table-cell table:style-name="ce55" table:formula="of:=[.L6]+PI()/2" office:value-type="float" office:value="0.523598775598299" calcext:value-type="float">
            <text:p>0.52360</text:p>
          </table:table-cell>
          <table:table-cell table:style-name="ce62" table:formula="of:=COS([.L6])" office:value-type="float" office:value="0.5" calcext:value-type="float">
            <text:p>0.50000000</text:p>
          </table:table-cell>
          <table:table-cell table:style-name="ce62" table:formula="of:=SIN([.L6])" office:value-type="float" office:value="-0.866025403784439" calcext:value-type="float">
            <text:p>-0.86602540</text:p>
          </table:table-cell>
          <table:table-cell table:style-name="ce62" table:formula="of:=COS([.M6])" office:value-type="float" office:value="0.866025403784439" calcext:value-type="float">
            <text:p>0.86602540</text:p>
          </table:table-cell>
          <table:table-cell table:style-name="ce62" table:formula="of:=SIN([.M6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6]+[.R6]*[.N6]+[.S6]*[.P6]" office:value-type="float" office:value="12.7494320302071" calcext:value-type="float">
            <text:p>12.7494</text:p>
          </table:table-cell>
          <table:table-cell table:style-name="ce63" table:formula="of:=[.J6]+[.R6]*[.O6]+[.S6]*[.Q6]" office:value-type="float" office:value="17.7151383748663" calcext:value-type="float">
            <text:p>17.7151</text:p>
          </table:table-cell>
          <table:table-cell table:style-name="ce72" table:formula="of:=[.L6]*180/PI()" office:value-type="float" office:value="-60" calcext:value-type="float">
            <text:p>-60.0000</text:p>
          </table:table-cell>
          <table:table-cell table:style-name="ce72" table:formula="of:=[.T6]*12" office:value-type="float" office:value="152.993184362485" calcext:value-type="float">
            <text:p>152.9932</text:p>
          </table:table-cell>
          <table:table-cell table:style-name="ce72" table:formula="of:=[.U6]*12" office:value-type="float" office:value="212.581660498396" calcext:value-type="float">
            <text:p>212.5817</text:p>
          </table:table-cell>
          <table:table-cell table:style-name="ce13" table:formula="of:=[.D6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7]/12" office:value-type="float" office:value="13.3658333333333" calcext:value-type="float">
            <text:p>13.36583</text:p>
          </table:table-cell>
          <table:table-cell table:style-name="ce55" table:formula="of:=[.G7]/12" office:value-type="float" office:value="15.5691666666667" calcext:value-type="float">
            <text:p>15.56917</text:p>
          </table:table-cell>
          <table:table-cell table:style-name="ce55" table:formula="of:=[.H7]/360*PI()*2" office:value-type="float" office:value="2.0943951023932" calcext:value-type="float">
            <text:p>2.09440</text:p>
          </table:table-cell>
          <table:table-cell table:style-name="ce55" table:formula="of:=IF([.K7]&lt;PI()/2;[.K7]+PI();[.K7]-PI())" office:value-type="float" office:value="-1.0471975511966" calcext:value-type="float">
            <text:p>-1.04720</text:p>
          </table:table-cell>
          <table:table-cell table:style-name="ce55" table:formula="of:=[.L7]+PI()/2" office:value-type="float" office:value="0.523598775598299" calcext:value-type="float">
            <text:p>0.52360</text:p>
          </table:table-cell>
          <table:table-cell table:style-name="ce62" table:formula="of:=COS([.L7])" office:value-type="float" office:value="0.5" calcext:value-type="float">
            <text:p>0.50000000</text:p>
          </table:table-cell>
          <table:table-cell table:style-name="ce62" table:formula="of:=SIN([.L7])" office:value-type="float" office:value="-0.866025403784439" calcext:value-type="float">
            <text:p>-0.86602540</text:p>
          </table:table-cell>
          <table:table-cell table:style-name="ce62" table:formula="of:=COS([.M7])" office:value-type="float" office:value="0.866025403784439" calcext:value-type="float">
            <text:p>0.86602540</text:p>
          </table:table-cell>
          <table:table-cell table:style-name="ce62" table:formula="of:=SIN([.M7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7]+[.R7]*[.N7]+[.S7]*[.P7]" office:value-type="float" office:value="11.8155679697929" calcext:value-type="float">
            <text:p>11.8156</text:p>
          </table:table-cell>
          <table:table-cell table:style-name="ce63" table:formula="of:=[.J7]+[.R7]*[.O7]+[.S7]*[.Q7]" office:value-type="float" office:value="17.1759717081997" calcext:value-type="float">
            <text:p>17.1760</text:p>
          </table:table-cell>
          <table:table-cell table:style-name="ce72" table:formula="of:=[.L7]*180/PI()" office:value-type="float" office:value="-60" calcext:value-type="float">
            <text:p>-60.0000</text:p>
          </table:table-cell>
          <table:table-cell table:style-name="ce72" table:formula="of:=[.T7]*12" office:value-type="float" office:value="141.786815637514" calcext:value-type="float">
            <text:p>141.7868</text:p>
          </table:table-cell>
          <table:table-cell table:style-name="ce72" table:formula="of:=[.U7]*12" office:value-type="float" office:value="206.111660498396" calcext:value-type="float">
            <text:p>206.1117</text:p>
          </table:table-cell>
          <table:table-cell table:style-name="ce13" table:formula="of:=[.D7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8]/12" office:value-type="float" office:value="16.0916666666667" calcext:value-type="float">
            <text:p>16.09167</text:p>
          </table:table-cell>
          <table:table-cell table:style-name="ce55" table:formula="of:=[.G8]/12" office:value-type="float" office:value="15.5691666666667" calcext:value-type="float">
            <text:p>15.56917</text:p>
          </table:table-cell>
          <table:table-cell table:style-name="ce55" table:formula="of:=[.H8]/360*PI()*2" office:value-type="float" office:value="1.0471975511966" calcext:value-type="float">
            <text:p>1.04720</text:p>
          </table:table-cell>
          <table:table-cell table:style-name="ce55" table:formula="of:=IF([.K8]&lt;PI()/2;[.K8]+PI();[.K8]-PI())" office:value-type="float" office:value="4.18879020478639" calcext:value-type="float">
            <text:p>4.18879</text:p>
          </table:table-cell>
          <table:table-cell table:style-name="ce55" table:formula="of:=[.L8]+PI()/2" office:value-type="float" office:value="5.75958653158129" calcext:value-type="float">
            <text:p>5.75959</text:p>
          </table:table-cell>
          <table:table-cell table:style-name="ce62" table:formula="of:=COS([.L8])" office:value-type="float" office:value="-0.499999999999998" calcext:value-type="float">
            <text:p>-0.50000000</text:p>
          </table:table-cell>
          <table:table-cell table:style-name="ce62" table:formula="of:=SIN([.L8])" office:value-type="float" office:value="-0.86602540378444" calcext:value-type="float">
            <text:p>-0.86602540</text:p>
          </table:table-cell>
          <table:table-cell table:style-name="ce62" table:formula="of:=COS([.M8])" office:value-type="float" office:value="0.86602540378444" calcext:value-type="float">
            <text:p>0.86602540</text:p>
          </table:table-cell>
          <table:table-cell table:style-name="ce62" table:formula="of:=SIN([.M8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8]+[.R8]*[.N8]+[.S8]*[.P8]" office:value-type="float" office:value="17.175" calcext:value-type="float">
            <text:p>17.1750</text:p>
          </table:table-cell>
          <table:table-cell table:style-name="ce72" table:formula="of:=[.J8]+[.R8]*[.O8]+[.S8]*[.Q8]" office:value-type="float" office:value="17.445555041533" calcext:value-type="float">
            <text:p>17.4456</text:p>
          </table:table-cell>
          <table:table-cell table:style-name="ce72" table:formula="of:=[.L8]*180/PI()" office:value-type="float" office:value="240" calcext:value-type="float">
            <text:p>240.0000</text:p>
          </table:table-cell>
          <table:table-cell table:style-name="ce72" table:formula="of:=[.T8]*12" office:value-type="float" office:value="206.1" calcext:value-type="float">
            <text:p>206.1000</text:p>
          </table:table-cell>
          <table:table-cell table:style-name="ce72" table:formula="of:=[.U8]*12" office:value-type="float" office:value="209.346660498396" calcext:value-type="float">
            <text:p>209.3467</text:p>
          </table:table-cell>
          <table:table-cell table:style-name="ce13" table:formula="of:=[.D8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9]/12" office:value-type="float" office:value="16.0916666666667" calcext:value-type="float">
            <text:p>16.09167</text:p>
          </table:table-cell>
          <table:table-cell table:style-name="ce55" table:formula="of:=[.G9]/12" office:value-type="float" office:value="15.5691666666667" calcext:value-type="float">
            <text:p>15.56917</text:p>
          </table:table-cell>
          <table:table-cell table:style-name="ce55" table:formula="of:=[.H9]/360*PI()*2" office:value-type="float" office:value="1.0471975511966" calcext:value-type="float">
            <text:p>1.04720</text:p>
          </table:table-cell>
          <table:table-cell table:style-name="ce55" table:formula="of:=IF([.K9]&lt;PI()/2;[.K9]+PI();[.K9]-PI())" office:value-type="float" office:value="4.18879020478639" calcext:value-type="float">
            <text:p>4.18879</text:p>
          </table:table-cell>
          <table:table-cell table:style-name="ce55" table:formula="of:=[.L9]+PI()/2" office:value-type="float" office:value="5.75958653158129" calcext:value-type="float">
            <text:p>5.75959</text:p>
          </table:table-cell>
          <table:table-cell table:style-name="ce62" table:formula="of:=COS([.L9])" office:value-type="float" office:value="-0.499999999999998" calcext:value-type="float">
            <text:p>-0.50000000</text:p>
          </table:table-cell>
          <table:table-cell table:style-name="ce62" table:formula="of:=SIN([.L9])" office:value-type="float" office:value="-0.86602540378444" calcext:value-type="float">
            <text:p>-0.86602540</text:p>
          </table:table-cell>
          <table:table-cell table:style-name="ce62" table:formula="of:=COS([.M9])" office:value-type="float" office:value="0.86602540378444" calcext:value-type="float">
            <text:p>0.86602540</text:p>
          </table:table-cell>
          <table:table-cell table:style-name="ce62" table:formula="of:=SIN([.M9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9]+[.R9]*[.N9]+[.S9]*[.P9]" office:value-type="float" office:value="17.6419320302071" calcext:value-type="float">
            <text:p>17.6419</text:p>
          </table:table-cell>
          <table:table-cell table:style-name="ce63" table:formula="of:=[.J9]+[.R9]*[.O9]+[.S9]*[.Q9]" office:value-type="float" office:value="17.1759717081997" calcext:value-type="float">
            <text:p>17.1760</text:p>
          </table:table-cell>
          <table:table-cell table:style-name="ce72" table:formula="of:=[.L9]*180/PI()" office:value-type="float" office:value="240" calcext:value-type="float">
            <text:p>240.0000</text:p>
          </table:table-cell>
          <table:table-cell table:style-name="ce72" table:formula="of:=[.T9]*12" office:value-type="float" office:value="211.703184362486" calcext:value-type="float">
            <text:p>211.7032</text:p>
          </table:table-cell>
          <table:table-cell table:style-name="ce72" table:formula="of:=[.U9]*12" office:value-type="float" office:value="206.111660498396" calcext:value-type="float">
            <text:p>206.1117</text:p>
          </table:table-cell>
          <table:table-cell table:style-name="ce13" table:formula="of:=[.D9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10]/12" office:value-type="float" office:value="16.0916666666667" calcext:value-type="float">
            <text:p>16.09167</text:p>
          </table:table-cell>
          <table:table-cell table:style-name="ce55" table:formula="of:=[.G10]/12" office:value-type="float" office:value="15.5691666666667" calcext:value-type="float">
            <text:p>15.56917</text:p>
          </table:table-cell>
          <table:table-cell table:style-name="ce55" table:formula="of:=[.H10]/360*PI()*2" office:value-type="float" office:value="1.0471975511966" calcext:value-type="float">
            <text:p>1.04720</text:p>
          </table:table-cell>
          <table:table-cell table:style-name="ce55" table:formula="of:=IF([.K10]&lt;PI()/2;[.K10]+PI();[.K10]-PI())" office:value-type="float" office:value="4.18879020478639" calcext:value-type="float">
            <text:p>4.18879</text:p>
          </table:table-cell>
          <table:table-cell table:style-name="ce55" table:formula="of:=[.L10]+PI()/2" office:value-type="float" office:value="5.75958653158129" calcext:value-type="float">
            <text:p>5.75959</text:p>
          </table:table-cell>
          <table:table-cell table:style-name="ce62" table:formula="of:=COS([.L10])" office:value-type="float" office:value="-0.499999999999998" calcext:value-type="float">
            <text:p>-0.50000000</text:p>
          </table:table-cell>
          <table:table-cell table:style-name="ce62" table:formula="of:=SIN([.L10])" office:value-type="float" office:value="-0.86602540378444" calcext:value-type="float">
            <text:p>-0.86602540</text:p>
          </table:table-cell>
          <table:table-cell table:style-name="ce62" table:formula="of:=COS([.M10])" office:value-type="float" office:value="0.86602540378444" calcext:value-type="float">
            <text:p>0.86602540</text:p>
          </table:table-cell>
          <table:table-cell table:style-name="ce62" table:formula="of:=SIN([.M10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0]+[.R10]*[.N10]+[.S10]*[.P10]" office:value-type="float" office:value="16.7080679697929" calcext:value-type="float">
            <text:p>16.7081</text:p>
          </table:table-cell>
          <table:table-cell table:style-name="ce63" table:formula="of:=[.J10]+[.R10]*[.O10]+[.S10]*[.Q10]" office:value-type="float" office:value="17.7151383748663" calcext:value-type="float">
            <text:p>17.7151</text:p>
          </table:table-cell>
          <table:table-cell table:style-name="ce72" table:formula="of:=[.L10]*180/PI()" office:value-type="float" office:value="240" calcext:value-type="float">
            <text:p>240.0000</text:p>
          </table:table-cell>
          <table:table-cell table:style-name="ce72" table:formula="of:=[.T10]*12" office:value-type="float" office:value="200.496815637515" calcext:value-type="float">
            <text:p>200.4968</text:p>
          </table:table-cell>
          <table:table-cell table:style-name="ce72" table:formula="of:=[.U10]*12" office:value-type="float" office:value="212.581660498396" calcext:value-type="float">
            <text:p>212.5817</text:p>
          </table:table-cell>
          <table:table-cell table:style-name="ce13" table:formula="of:=[.D10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1]/12" office:value-type="float" office:value="17.4575" calcext:value-type="float">
            <text:p>17.45750</text:p>
          </table:table-cell>
          <table:table-cell table:style-name="ce55" table:formula="of:=[.G11]/12" office:value-type="float" office:value="13.2083333333333" calcext:value-type="float">
            <text:p>13.20833</text:p>
          </table:table-cell>
          <table:table-cell table:style-name="ce55" table:formula="of:=[.H11]/360*PI()*2" office:value-type="float" office:value="0" calcext:value-type="float">
            <text:p>0.00000</text:p>
          </table:table-cell>
          <table:table-cell table:style-name="ce55" table:formula="of:=IF([.K11]&lt;PI()/2;[.K11]+PI();[.K11]-PI())" office:value-type="float" office:value="3.14159265358979" calcext:value-type="float">
            <text:p>3.14159</text:p>
          </table:table-cell>
          <table:table-cell table:style-name="ce55" table:formula="of:=[.L11]+PI()/2" office:value-type="float" office:value="4.71238898038469" calcext:value-type="float">
            <text:p>4.71239</text:p>
          </table:table-cell>
          <table:table-cell table:style-name="ce62" table:formula="of:=COS([.L11])" office:value-type="float" office:value="-1" calcext:value-type="float">
            <text:p>-1.00000000</text:p>
          </table:table-cell>
          <table:table-cell table:style-name="ce62" table:formula="of:=SIN([.L11])" office:value-type="float" office:value="1.22464679914735E-016" calcext:value-type="float">
            <text:p>0.00000000</text:p>
          </table:table-cell>
          <table:table-cell table:style-name="ce62" table:formula="of:=COS([.M11])" office:value-type="float" office:value="-1.83697019872103E-016" calcext:value-type="float">
            <text:p>0.00000000</text:p>
          </table:table-cell>
          <table:table-cell table:style-name="ce62" table:formula="of:=SIN([.M11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1]+[.R11]*[.N11]+[.S11]*[.P11]" office:value-type="float" office:value="19.6241666666667" calcext:value-type="float">
            <text:p>19.6242</text:p>
          </table:table-cell>
          <table:table-cell table:style-name="ce72" table:formula="of:=[.J11]+[.R11]*[.O11]+[.S11]*[.Q11]" office:value-type="float" office:value="13.2083333333333" calcext:value-type="float">
            <text:p>13.2083</text:p>
          </table:table-cell>
          <table:table-cell table:style-name="ce72" table:formula="of:=[.L11]*180/PI()" office:value-type="float" office:value="180" calcext:value-type="float">
            <text:p>180.0000</text:p>
          </table:table-cell>
          <table:table-cell table:style-name="ce72" table:formula="of:=[.T11]*12" office:value-type="float" office:value="235.49" calcext:value-type="float">
            <text:p>235.4900</text:p>
          </table:table-cell>
          <table:table-cell table:style-name="ce72" table:formula="of:=[.U11]*12" office:value-type="float" office:value="158.5" calcext:value-type="float">
            <text:p>158.5000</text:p>
          </table:table-cell>
          <table:table-cell table:style-name="ce13" table:formula="of:=[.D11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2]/12" office:value-type="float" office:value="17.4575" calcext:value-type="float">
            <text:p>17.45750</text:p>
          </table:table-cell>
          <table:table-cell table:style-name="ce55" table:formula="of:=[.G12]/12" office:value-type="float" office:value="13.2083333333333" calcext:value-type="float">
            <text:p>13.20833</text:p>
          </table:table-cell>
          <table:table-cell table:style-name="ce55" table:formula="of:=[.H12]/360*PI()*2" office:value-type="float" office:value="0" calcext:value-type="float">
            <text:p>0.00000</text:p>
          </table:table-cell>
          <table:table-cell table:style-name="ce55" table:formula="of:=IF([.K12]&lt;PI()/2;[.K12]+PI();[.K12]-PI())" office:value-type="float" office:value="3.14159265358979" calcext:value-type="float">
            <text:p>3.14159</text:p>
          </table:table-cell>
          <table:table-cell table:style-name="ce55" table:formula="of:=[.L12]+PI()/2" office:value-type="float" office:value="4.71238898038469" calcext:value-type="float">
            <text:p>4.71239</text:p>
          </table:table-cell>
          <table:table-cell table:style-name="ce62" table:formula="of:=COS([.L12])" office:value-type="float" office:value="-1" calcext:value-type="float">
            <text:p>-1.00000000</text:p>
          </table:table-cell>
          <table:table-cell table:style-name="ce62" table:formula="of:=SIN([.L12])" office:value-type="float" office:value="1.22464679914735E-016" calcext:value-type="float">
            <text:p>0.00000000</text:p>
          </table:table-cell>
          <table:table-cell table:style-name="ce62" table:formula="of:=COS([.M12])" office:value-type="float" office:value="-1.83697019872103E-016" calcext:value-type="float">
            <text:p>0.00000000</text:p>
          </table:table-cell>
          <table:table-cell table:style-name="ce62" table:formula="of:=SIN([.M12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2]+[.R12]*[.N12]+[.S12]*[.P12]" office:value-type="float" office:value="19.6241666666667" calcext:value-type="float">
            <text:p>19.6242</text:p>
          </table:table-cell>
          <table:table-cell table:style-name="ce63" table:formula="of:=[.J12]+[.R12]*[.O12]+[.S12]*[.Q12]" office:value-type="float" office:value="12.6691666666666" calcext:value-type="float">
            <text:p>12.6692</text:p>
          </table:table-cell>
          <table:table-cell table:style-name="ce72" table:formula="of:=[.L12]*180/PI()" office:value-type="float" office:value="180" calcext:value-type="float">
            <text:p>180.0000</text:p>
          </table:table-cell>
          <table:table-cell table:style-name="ce72" table:formula="of:=[.T12]*12" office:value-type="float" office:value="235.49" calcext:value-type="float">
            <text:p>235.4900</text:p>
          </table:table-cell>
          <table:table-cell table:style-name="ce72" table:formula="of:=[.U12]*12" office:value-type="float" office:value="152.03" calcext:value-type="float">
            <text:p>152.0300</text:p>
          </table:table-cell>
          <table:table-cell table:style-name="ce13" table:formula="of:=[.D12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3]/12" office:value-type="float" office:value="17.4575" calcext:value-type="float">
            <text:p>17.45750</text:p>
          </table:table-cell>
          <table:table-cell table:style-name="ce55" table:formula="of:=[.G13]/12" office:value-type="float" office:value="13.2083333333333" calcext:value-type="float">
            <text:p>13.20833</text:p>
          </table:table-cell>
          <table:table-cell table:style-name="ce55" table:formula="of:=[.H13]/360*PI()*2" office:value-type="float" office:value="0" calcext:value-type="float">
            <text:p>0.00000</text:p>
          </table:table-cell>
          <table:table-cell table:style-name="ce55" table:formula="of:=IF([.K13]&lt;PI()/2;[.K13]+PI();[.K13]-PI())" office:value-type="float" office:value="3.14159265358979" calcext:value-type="float">
            <text:p>3.14159</text:p>
          </table:table-cell>
          <table:table-cell table:style-name="ce55" table:formula="of:=[.L13]+PI()/2" office:value-type="float" office:value="4.71238898038469" calcext:value-type="float">
            <text:p>4.71239</text:p>
          </table:table-cell>
          <table:table-cell table:style-name="ce62" table:formula="of:=COS([.L13])" office:value-type="float" office:value="-1" calcext:value-type="float">
            <text:p>-1.00000000</text:p>
          </table:table-cell>
          <table:table-cell table:style-name="ce62" table:formula="of:=SIN([.L13])" office:value-type="float" office:value="1.22464679914735E-016" calcext:value-type="float">
            <text:p>0.00000000</text:p>
          </table:table-cell>
          <table:table-cell table:style-name="ce62" table:formula="of:=COS([.M13])" office:value-type="float" office:value="-1.83697019872103E-016" calcext:value-type="float">
            <text:p>0.00000000</text:p>
          </table:table-cell>
          <table:table-cell table:style-name="ce62" table:formula="of:=SIN([.M13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3]+[.R13]*[.N13]+[.S13]*[.P13]" office:value-type="float" office:value="19.6241666666667" calcext:value-type="float">
            <text:p>19.6242</text:p>
          </table:table-cell>
          <table:table-cell table:style-name="ce63" table:formula="of:=[.J13]+[.R13]*[.O13]+[.S13]*[.Q13]" office:value-type="float" office:value="13.7475" calcext:value-type="float">
            <text:p>13.7475</text:p>
          </table:table-cell>
          <table:table-cell table:style-name="ce72" table:formula="of:=[.L13]*180/PI()" office:value-type="float" office:value="180" calcext:value-type="float">
            <text:p>180.0000</text:p>
          </table:table-cell>
          <table:table-cell table:style-name="ce72" table:formula="of:=[.T13]*12" office:value-type="float" office:value="235.49" calcext:value-type="float">
            <text:p>235.4900</text:p>
          </table:table-cell>
          <table:table-cell table:style-name="ce72" table:formula="of:=[.U13]*12" office:value-type="float" office:value="164.97" calcext:value-type="float">
            <text:p>164.9700</text:p>
          </table:table-cell>
          <table:table-cell table:style-name="ce13" table:formula="of:=[.D13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4]/12" office:value-type="float" office:value="16.0916666666667" calcext:value-type="float">
            <text:p>16.09167</text:p>
          </table:table-cell>
          <table:table-cell table:style-name="ce55" table:formula="of:=[.G14]/12" office:value-type="float" office:value="10.8475" calcext:value-type="float">
            <text:p>10.84750</text:p>
          </table:table-cell>
          <table:table-cell table:style-name="ce55" table:formula="of:=[.H14]/360*PI()*2" office:value-type="float" office:value="5.23598775598299" calcext:value-type="float">
            <text:p>5.23599</text:p>
          </table:table-cell>
          <table:table-cell table:style-name="ce55" table:formula="of:=IF([.K14]&lt;PI()/2;[.K14]+PI();[.K14]-PI())" office:value-type="float" office:value="2.0943951023932" calcext:value-type="float">
            <text:p>2.09440</text:p>
          </table:table-cell>
          <table:table-cell table:style-name="ce55" table:formula="of:=[.L14]+PI()/2" office:value-type="float" office:value="3.66519142918809" calcext:value-type="float">
            <text:p>3.66519</text:p>
          </table:table-cell>
          <table:table-cell table:style-name="ce62" table:formula="of:=COS([.L14])" office:value-type="float" office:value="-0.500000000000001" calcext:value-type="float">
            <text:p>-0.50000000</text:p>
          </table:table-cell>
          <table:table-cell table:style-name="ce62" table:formula="of:=SIN([.L14])" office:value-type="float" office:value="0.866025403784438" calcext:value-type="float">
            <text:p>0.86602540</text:p>
          </table:table-cell>
          <table:table-cell table:style-name="ce62" table:formula="of:=COS([.M14])" office:value-type="float" office:value="-0.866025403784438" calcext:value-type="float">
            <text:p>-0.86602540</text:p>
          </table:table-cell>
          <table:table-cell table:style-name="ce62" table:formula="of:=SIN([.M14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4]+[.R14]*[.N14]+[.S14]*[.P14]" office:value-type="float" office:value="17.175" calcext:value-type="float">
            <text:p>17.1750</text:p>
          </table:table-cell>
          <table:table-cell table:style-name="ce72" table:formula="of:=[.J14]+[.R14]*[.O14]+[.S14]*[.Q14]" office:value-type="float" office:value="8.97111162513372" calcext:value-type="float">
            <text:p>8.9711</text:p>
          </table:table-cell>
          <table:table-cell table:style-name="ce72" table:formula="of:=[.L14]*180/PI()" office:value-type="float" office:value="120" calcext:value-type="float">
            <text:p>120.0000</text:p>
          </table:table-cell>
          <table:table-cell table:style-name="ce72" table:formula="of:=[.T14]*12" office:value-type="float" office:value="206.1" calcext:value-type="float">
            <text:p>206.1000</text:p>
          </table:table-cell>
          <table:table-cell table:style-name="ce72" table:formula="of:=[.U14]*12" office:value-type="float" office:value="107.653339501605" calcext:value-type="float">
            <text:p>107.6533</text:p>
          </table:table-cell>
          <table:table-cell table:style-name="ce13" table:formula="of:=[.D14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5]/12" office:value-type="float" office:value="16.0916666666667" calcext:value-type="float">
            <text:p>16.09167</text:p>
          </table:table-cell>
          <table:table-cell table:style-name="ce55" table:formula="of:=[.G15]/12" office:value-type="float" office:value="10.8475" calcext:value-type="float">
            <text:p>10.84750</text:p>
          </table:table-cell>
          <table:table-cell table:style-name="ce55" table:formula="of:=[.H15]/360*PI()*2" office:value-type="float" office:value="5.23598775598299" calcext:value-type="float">
            <text:p>5.23599</text:p>
          </table:table-cell>
          <table:table-cell table:style-name="ce55" table:formula="of:=IF([.K15]&lt;PI()/2;[.K15]+PI();[.K15]-PI())" office:value-type="float" office:value="2.0943951023932" calcext:value-type="float">
            <text:p>2.09440</text:p>
          </table:table-cell>
          <table:table-cell table:style-name="ce55" table:formula="of:=[.L15]+PI()/2" office:value-type="float" office:value="3.66519142918809" calcext:value-type="float">
            <text:p>3.66519</text:p>
          </table:table-cell>
          <table:table-cell table:style-name="ce62" table:formula="of:=COS([.L15])" office:value-type="float" office:value="-0.500000000000001" calcext:value-type="float">
            <text:p>-0.50000000</text:p>
          </table:table-cell>
          <table:table-cell table:style-name="ce62" table:formula="of:=SIN([.L15])" office:value-type="float" office:value="0.866025403784438" calcext:value-type="float">
            <text:p>0.86602540</text:p>
          </table:table-cell>
          <table:table-cell table:style-name="ce62" table:formula="of:=COS([.M15])" office:value-type="float" office:value="-0.866025403784438" calcext:value-type="float">
            <text:p>-0.86602540</text:p>
          </table:table-cell>
          <table:table-cell table:style-name="ce62" table:formula="of:=SIN([.M15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5]+[.R15]*[.N15]+[.S15]*[.P15]" office:value-type="float" office:value="16.7080679697929" calcext:value-type="float">
            <text:p>16.7081</text:p>
          </table:table-cell>
          <table:table-cell table:style-name="ce63" table:formula="of:=[.J15]+[.R15]*[.O15]+[.S15]*[.Q15]" office:value-type="float" office:value="8.70152829180038" calcext:value-type="float">
            <text:p>8.7015</text:p>
          </table:table-cell>
          <table:table-cell table:style-name="ce72" table:formula="of:=[.L15]*180/PI()" office:value-type="float" office:value="120" calcext:value-type="float">
            <text:p>120.0000</text:p>
          </table:table-cell>
          <table:table-cell table:style-name="ce72" table:formula="of:=[.T15]*12" office:value-type="float" office:value="200.496815637515" calcext:value-type="float">
            <text:p>200.4968</text:p>
          </table:table-cell>
          <table:table-cell table:style-name="ce72" table:formula="of:=[.U15]*12" office:value-type="float" office:value="104.418339501605" calcext:value-type="float">
            <text:p>104.4183</text:p>
          </table:table-cell>
          <table:table-cell table:style-name="ce13" table:formula="of:=[.D15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6]/12" office:value-type="float" office:value="16.0916666666667" calcext:value-type="float">
            <text:p>16.09167</text:p>
          </table:table-cell>
          <table:table-cell table:style-name="ce55" table:formula="of:=[.G16]/12" office:value-type="float" office:value="10.8475" calcext:value-type="float">
            <text:p>10.84750</text:p>
          </table:table-cell>
          <table:table-cell table:style-name="ce55" table:formula="of:=[.H16]/360*PI()*2" office:value-type="float" office:value="5.23598775598299" calcext:value-type="float">
            <text:p>5.23599</text:p>
          </table:table-cell>
          <table:table-cell table:style-name="ce55" table:formula="of:=IF([.K16]&lt;PI()/2;[.K16]+PI();[.K16]-PI())" office:value-type="float" office:value="2.0943951023932" calcext:value-type="float">
            <text:p>2.09440</text:p>
          </table:table-cell>
          <table:table-cell table:style-name="ce55" table:formula="of:=[.L16]+PI()/2" office:value-type="float" office:value="3.66519142918809" calcext:value-type="float">
            <text:p>3.66519</text:p>
          </table:table-cell>
          <table:table-cell table:style-name="ce62" table:formula="of:=COS([.L16])" office:value-type="float" office:value="-0.500000000000001" calcext:value-type="float">
            <text:p>-0.50000000</text:p>
          </table:table-cell>
          <table:table-cell table:style-name="ce62" table:formula="of:=SIN([.L16])" office:value-type="float" office:value="0.866025403784438" calcext:value-type="float">
            <text:p>0.86602540</text:p>
          </table:table-cell>
          <table:table-cell table:style-name="ce62" table:formula="of:=COS([.M16])" office:value-type="float" office:value="-0.866025403784438" calcext:value-type="float">
            <text:p>-0.86602540</text:p>
          </table:table-cell>
          <table:table-cell table:style-name="ce62" table:formula="of:=SIN([.M16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6]+[.R16]*[.N16]+[.S16]*[.P16]" office:value-type="float" office:value="17.6419320302071" calcext:value-type="float">
            <text:p>17.6419</text:p>
          </table:table-cell>
          <table:table-cell table:style-name="ce63" table:formula="of:=[.J16]+[.R16]*[.O16]+[.S16]*[.Q16]" office:value-type="float" office:value="9.24069495846705" calcext:value-type="float">
            <text:p>9.2407</text:p>
          </table:table-cell>
          <table:table-cell table:style-name="ce72" table:formula="of:=[.L16]*180/PI()" office:value-type="float" office:value="120" calcext:value-type="float">
            <text:p>120.0000</text:p>
          </table:table-cell>
          <table:table-cell table:style-name="ce72" table:formula="of:=[.T16]*12" office:value-type="float" office:value="211.703184362486" calcext:value-type="float">
            <text:p>211.7032</text:p>
          </table:table-cell>
          <table:table-cell table:style-name="ce72" table:formula="of:=[.U16]*12" office:value-type="float" office:value="110.888339501605" calcext:value-type="float">
            <text:p>110.8883</text:p>
          </table:table-cell>
          <table:table-cell table:style-name="ce13" table:formula="of:=[.D16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7]/12" office:value-type="float" office:value="13.3658333333333" calcext:value-type="float">
            <text:p>13.36583</text:p>
          </table:table-cell>
          <table:table-cell table:style-name="ce55" table:formula="of:=[.G17]/12" office:value-type="float" office:value="10.8475" calcext:value-type="float">
            <text:p>10.84750</text:p>
          </table:table-cell>
          <table:table-cell table:style-name="ce55" table:formula="of:=[.H17]/360*PI()*2" office:value-type="float" office:value="4.18879020478639" calcext:value-type="float">
            <text:p>4.18879</text:p>
          </table:table-cell>
          <table:table-cell table:style-name="ce55" table:formula="of:=IF([.K17]&lt;PI()/2;[.K17]+PI();[.K17]-PI())" office:value-type="float" office:value="1.0471975511966" calcext:value-type="float">
            <text:p>1.04720</text:p>
          </table:table-cell>
          <table:table-cell table:style-name="ce55" table:formula="of:=[.L17]+PI()/2" office:value-type="float" office:value="2.61799387799149" calcext:value-type="float">
            <text:p>2.61799</text:p>
          </table:table-cell>
          <table:table-cell table:style-name="ce62" table:formula="of:=COS([.L17])" office:value-type="float" office:value="0.500000000000001" calcext:value-type="float">
            <text:p>0.50000000</text:p>
          </table:table-cell>
          <table:table-cell table:style-name="ce62" table:formula="of:=SIN([.L17])" office:value-type="float" office:value="0.866025403784438" calcext:value-type="float">
            <text:p>0.86602540</text:p>
          </table:table-cell>
          <table:table-cell table:style-name="ce62" table:formula="of:=COS([.M17])" office:value-type="float" office:value="-0.866025403784438" calcext:value-type="float">
            <text:p>-0.86602540</text:p>
          </table:table-cell>
          <table:table-cell table:style-name="ce62" table:formula="of:=SIN([.M17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7]+[.R17]*[.N17]+[.S17]*[.P17]" office:value-type="float" office:value="12.2825" calcext:value-type="float">
            <text:p>12.2825</text:p>
          </table:table-cell>
          <table:table-cell table:style-name="ce72" table:formula="of:=[.J17]+[.R17]*[.O17]+[.S17]*[.Q17]" office:value-type="float" office:value="8.97111162513372" calcext:value-type="float">
            <text:p>8.9711</text:p>
          </table:table-cell>
          <table:table-cell table:style-name="ce72" table:formula="of:=[.L17]*180/PI()" office:value-type="float" office:value="59.9999999999999" calcext:value-type="float">
            <text:p>60.0000</text:p>
          </table:table-cell>
          <table:table-cell table:style-name="ce72" table:formula="of:=[.T17]*12" office:value-type="float" office:value="147.39" calcext:value-type="float">
            <text:p>147.3900</text:p>
          </table:table-cell>
          <table:table-cell table:style-name="ce72" table:formula="of:=[.U17]*12" office:value-type="float" office:value="107.653339501605" calcext:value-type="float">
            <text:p>107.6533</text:p>
          </table:table-cell>
          <table:table-cell table:style-name="ce13" table:formula="of:=[.D17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8]/12" office:value-type="float" office:value="13.3658333333333" calcext:value-type="float">
            <text:p>13.36583</text:p>
          </table:table-cell>
          <table:table-cell table:style-name="ce55" table:formula="of:=[.G18]/12" office:value-type="float" office:value="10.8475" calcext:value-type="float">
            <text:p>10.84750</text:p>
          </table:table-cell>
          <table:table-cell table:style-name="ce55" table:formula="of:=[.H18]/360*PI()*2" office:value-type="float" office:value="4.18879020478639" calcext:value-type="float">
            <text:p>4.18879</text:p>
          </table:table-cell>
          <table:table-cell table:style-name="ce55" table:formula="of:=IF([.K18]&lt;PI()/2;[.K18]+PI();[.K18]-PI())" office:value-type="float" office:value="1.0471975511966" calcext:value-type="float">
            <text:p>1.04720</text:p>
          </table:table-cell>
          <table:table-cell table:style-name="ce55" table:formula="of:=[.L18]+PI()/2" office:value-type="float" office:value="2.61799387799149" calcext:value-type="float">
            <text:p>2.61799</text:p>
          </table:table-cell>
          <table:table-cell table:style-name="ce62" table:formula="of:=COS([.L18])" office:value-type="float" office:value="0.500000000000001" calcext:value-type="float">
            <text:p>0.50000000</text:p>
          </table:table-cell>
          <table:table-cell table:style-name="ce62" table:formula="of:=SIN([.L18])" office:value-type="float" office:value="0.866025403784438" calcext:value-type="float">
            <text:p>0.86602540</text:p>
          </table:table-cell>
          <table:table-cell table:style-name="ce62" table:formula="of:=COS([.M18])" office:value-type="float" office:value="-0.866025403784438" calcext:value-type="float">
            <text:p>-0.86602540</text:p>
          </table:table-cell>
          <table:table-cell table:style-name="ce62" table:formula="of:=SIN([.M18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8]+[.R18]*[.N18]+[.S18]*[.P18]" office:value-type="float" office:value="11.8155679697929" calcext:value-type="float">
            <text:p>11.8156</text:p>
          </table:table-cell>
          <table:table-cell table:style-name="ce63" table:formula="of:=[.J18]+[.R18]*[.O18]+[.S18]*[.Q18]" office:value-type="float" office:value="9.24069495846705" calcext:value-type="float">
            <text:p>9.2407</text:p>
          </table:table-cell>
          <table:table-cell table:style-name="ce72" table:formula="of:=[.L18]*180/PI()" office:value-type="float" office:value="59.9999999999999" calcext:value-type="float">
            <text:p>60.0000</text:p>
          </table:table-cell>
          <table:table-cell table:style-name="ce72" table:formula="of:=[.T18]*12" office:value-type="float" office:value="141.786815637514" calcext:value-type="float">
            <text:p>141.7868</text:p>
          </table:table-cell>
          <table:table-cell table:style-name="ce72" table:formula="of:=[.U18]*12" office:value-type="float" office:value="110.888339501605" calcext:value-type="float">
            <text:p>110.8883</text:p>
          </table:table-cell>
          <table:table-cell table:style-name="ce13" table:formula="of:=[.D18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9]/12" office:value-type="float" office:value="13.3658333333333" calcext:value-type="float">
            <text:p>13.36583</text:p>
          </table:table-cell>
          <table:table-cell table:style-name="ce55" table:formula="of:=[.G19]/12" office:value-type="float" office:value="10.8475" calcext:value-type="float">
            <text:p>10.84750</text:p>
          </table:table-cell>
          <table:table-cell table:style-name="ce55" table:formula="of:=[.H19]/360*PI()*2" office:value-type="float" office:value="4.18879020478639" calcext:value-type="float">
            <text:p>4.18879</text:p>
          </table:table-cell>
          <table:table-cell table:style-name="ce55" table:formula="of:=IF([.K19]&lt;PI()/2;[.K19]+PI();[.K19]-PI())" office:value-type="float" office:value="1.0471975511966" calcext:value-type="float">
            <text:p>1.04720</text:p>
          </table:table-cell>
          <table:table-cell table:style-name="ce55" table:formula="of:=[.L19]+PI()/2" office:value-type="float" office:value="2.61799387799149" calcext:value-type="float">
            <text:p>2.61799</text:p>
          </table:table-cell>
          <table:table-cell table:style-name="ce62" table:formula="of:=COS([.L19])" office:value-type="float" office:value="0.500000000000001" calcext:value-type="float">
            <text:p>0.50000000</text:p>
          </table:table-cell>
          <table:table-cell table:style-name="ce62" table:formula="of:=SIN([.L19])" office:value-type="float" office:value="0.866025403784438" calcext:value-type="float">
            <text:p>0.86602540</text:p>
          </table:table-cell>
          <table:table-cell table:style-name="ce62" table:formula="of:=COS([.M19])" office:value-type="float" office:value="-0.866025403784438" calcext:value-type="float">
            <text:p>-0.86602540</text:p>
          </table:table-cell>
          <table:table-cell table:style-name="ce62" table:formula="of:=SIN([.M19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9]+[.R19]*[.N19]+[.S19]*[.P19]" office:value-type="float" office:value="12.7494320302071" calcext:value-type="float">
            <text:p>12.7494</text:p>
          </table:table-cell>
          <table:table-cell table:style-name="ce63" table:formula="of:=[.J19]+[.R19]*[.O19]+[.S19]*[.Q19]" office:value-type="float" office:value="8.70152829180038" calcext:value-type="float">
            <text:p>8.7015</text:p>
          </table:table-cell>
          <table:table-cell table:style-name="ce72" table:formula="of:=[.L19]*180/PI()" office:value-type="float" office:value="59.9999999999999" calcext:value-type="float">
            <text:p>60.0000</text:p>
          </table:table-cell>
          <table:table-cell table:style-name="ce72" table:formula="of:=[.T19]*12" office:value-type="float" office:value="152.993184362485" calcext:value-type="float">
            <text:p>152.9932</text:p>
          </table:table-cell>
          <table:table-cell table:style-name="ce72" table:formula="of:=[.U19]*12" office:value-type="float" office:value="104.418339501605" calcext:value-type="float">
            <text:p>104.4183</text:p>
          </table:table-cell>
          <table:table-cell table:style-name="ce13" table:formula="of:=[.D19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0]/12" office:value-type="float" office:value="12" calcext:value-type="float">
            <text:p>12.00000</text:p>
          </table:table-cell>
          <table:table-cell table:style-name="ce55" table:formula="of:=[.G20]/12" office:value-type="float" office:value="13.2083333333333" calcext:value-type="float">
            <text:p>13.20833</text:p>
          </table:table-cell>
          <table:table-cell table:style-name="ce55" table:formula="of:=[.H20]/360*PI()*2" office:value-type="float" office:value="3.14159265358979" calcext:value-type="float">
            <text:p>3.14159</text:p>
          </table:table-cell>
          <table:table-cell table:style-name="ce55" table:formula="of:=IF([.K20]&lt;PI()/2;[.K20]+PI();[.K20]-PI())" office:value-type="float" office:value="0" calcext:value-type="float">
            <text:p>0.00000</text:p>
          </table:table-cell>
          <table:table-cell table:style-name="ce55" table:formula="of:=[.L20]+PI()/2" office:value-type="float" office:value="1.5707963267949" calcext:value-type="float">
            <text:p>1.57080</text:p>
          </table:table-cell>
          <table:table-cell table:style-name="ce62" table:formula="of:=COS([.L20])" office:value-type="float" office:value="1" calcext:value-type="float">
            <text:p>1.00000000</text:p>
          </table:table-cell>
          <table:table-cell table:style-name="ce62" table:formula="of:=SIN([.L20])" office:value-type="float" office:value="0" calcext:value-type="float">
            <text:p>0.00000000</text:p>
          </table:table-cell>
          <table:table-cell table:style-name="ce62" table:formula="of:=COS([.M20])" office:value-type="float" office:value="6.12323399573677E-017" calcext:value-type="float">
            <text:p>0.00000000</text:p>
          </table:table-cell>
          <table:table-cell table:style-name="ce62" table:formula="of:=SIN([.M20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0]+[.R20]*[.N20]+[.S20]*[.P20]" office:value-type="float" office:value="9.83333333333333" calcext:value-type="float">
            <text:p>9.8333</text:p>
          </table:table-cell>
          <table:table-cell table:style-name="ce72" table:formula="of:=[.J20]+[.R20]*[.O20]+[.S20]*[.Q20]" office:value-type="float" office:value="13.2083333333333" calcext:value-type="float">
            <text:p>13.2083</text:p>
          </table:table-cell>
          <table:table-cell table:style-name="ce72" table:formula="of:=[.L20]*180/PI()" office:value-type="float" office:value="0" calcext:value-type="float">
            <text:p>0.0000</text:p>
          </table:table-cell>
          <table:table-cell table:style-name="ce72" table:formula="of:=[.T20]*12" office:value-type="float" office:value="118" calcext:value-type="float">
            <text:p>118.0000</text:p>
          </table:table-cell>
          <table:table-cell table:style-name="ce72" table:formula="of:=[.U20]*12" office:value-type="float" office:value="158.5" calcext:value-type="float">
            <text:p>158.5000</text:p>
          </table:table-cell>
          <table:table-cell table:style-name="ce13" table:formula="of:=[.D2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1]/12" office:value-type="float" office:value="12" calcext:value-type="float">
            <text:p>12.00000</text:p>
          </table:table-cell>
          <table:table-cell table:style-name="ce55" table:formula="of:=[.G21]/12" office:value-type="float" office:value="13.2083333333333" calcext:value-type="float">
            <text:p>13.20833</text:p>
          </table:table-cell>
          <table:table-cell table:style-name="ce55" table:formula="of:=[.H21]/360*PI()*2" office:value-type="float" office:value="3.14159265358979" calcext:value-type="float">
            <text:p>3.14159</text:p>
          </table:table-cell>
          <table:table-cell table:style-name="ce55" table:formula="of:=IF([.K21]&lt;PI()/2;[.K21]+PI();[.K21]-PI())" office:value-type="float" office:value="0" calcext:value-type="float">
            <text:p>0.00000</text:p>
          </table:table-cell>
          <table:table-cell table:style-name="ce55" table:formula="of:=[.L21]+PI()/2" office:value-type="float" office:value="1.5707963267949" calcext:value-type="float">
            <text:p>1.57080</text:p>
          </table:table-cell>
          <table:table-cell table:style-name="ce62" table:formula="of:=COS([.L21])" office:value-type="float" office:value="1" calcext:value-type="float">
            <text:p>1.00000000</text:p>
          </table:table-cell>
          <table:table-cell table:style-name="ce62" table:formula="of:=SIN([.L21])" office:value-type="float" office:value="0" calcext:value-type="float">
            <text:p>0.00000000</text:p>
          </table:table-cell>
          <table:table-cell table:style-name="ce62" table:formula="of:=COS([.M21])" office:value-type="float" office:value="6.12323399573677E-017" calcext:value-type="float">
            <text:p>0.00000000</text:p>
          </table:table-cell>
          <table:table-cell table:style-name="ce62" table:formula="of:=SIN([.M21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21]+[.R21]*[.N21]+[.S21]*[.P21]" office:value-type="float" office:value="9.83333333333333" calcext:value-type="float">
            <text:p>9.8333</text:p>
          </table:table-cell>
          <table:table-cell table:style-name="ce63" table:formula="of:=[.J21]+[.R21]*[.O21]+[.S21]*[.Q21]" office:value-type="float" office:value="13.7475" calcext:value-type="float">
            <text:p>13.7475</text:p>
          </table:table-cell>
          <table:table-cell table:style-name="ce72" table:formula="of:=[.L21]*180/PI()" office:value-type="float" office:value="0" calcext:value-type="float">
            <text:p>0.0000</text:p>
          </table:table-cell>
          <table:table-cell table:style-name="ce72" table:formula="of:=[.T21]*12" office:value-type="float" office:value="118" calcext:value-type="float">
            <text:p>118.0000</text:p>
          </table:table-cell>
          <table:table-cell table:style-name="ce72" table:formula="of:=[.U21]*12" office:value-type="float" office:value="164.97" calcext:value-type="float">
            <text:p>164.9700</text:p>
          </table:table-cell>
          <table:table-cell table:style-name="ce13" table:formula="of:=[.D21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2]/12" office:value-type="float" office:value="12" calcext:value-type="float">
            <text:p>12.00000</text:p>
          </table:table-cell>
          <table:table-cell table:style-name="ce55" table:formula="of:=[.G22]/12" office:value-type="float" office:value="13.2083333333333" calcext:value-type="float">
            <text:p>13.20833</text:p>
          </table:table-cell>
          <table:table-cell table:style-name="ce55" table:formula="of:=[.H22]/360*PI()*2" office:value-type="float" office:value="3.14159265358979" calcext:value-type="float">
            <text:p>3.14159</text:p>
          </table:table-cell>
          <table:table-cell table:style-name="ce55" table:formula="of:=IF([.K22]&lt;PI()/2;[.K22]+PI();[.K22]-PI())" office:value-type="float" office:value="0" calcext:value-type="float">
            <text:p>0.00000</text:p>
          </table:table-cell>
          <table:table-cell table:style-name="ce55" table:formula="of:=[.L22]+PI()/2" office:value-type="float" office:value="1.5707963267949" calcext:value-type="float">
            <text:p>1.57080</text:p>
          </table:table-cell>
          <table:table-cell table:style-name="ce62" table:formula="of:=COS([.L22])" office:value-type="float" office:value="1" calcext:value-type="float">
            <text:p>1.00000000</text:p>
          </table:table-cell>
          <table:table-cell table:style-name="ce62" table:formula="of:=SIN([.L22])" office:value-type="float" office:value="0" calcext:value-type="float">
            <text:p>0.00000000</text:p>
          </table:table-cell>
          <table:table-cell table:style-name="ce62" table:formula="of:=COS([.M22])" office:value-type="float" office:value="6.12323399573677E-017" calcext:value-type="float">
            <text:p>0.00000000</text:p>
          </table:table-cell>
          <table:table-cell table:style-name="ce62" table:formula="of:=SIN([.M22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22]+[.R22]*[.N22]+[.S22]*[.P22]" office:value-type="float" office:value="9.83333333333333" calcext:value-type="float">
            <text:p>9.8333</text:p>
          </table:table-cell>
          <table:table-cell table:style-name="ce63" table:formula="of:=[.J22]+[.R22]*[.O22]+[.S22]*[.Q22]" office:value-type="float" office:value="12.6691666666666" calcext:value-type="float">
            <text:p>12.6692</text:p>
          </table:table-cell>
          <table:table-cell table:style-name="ce72" table:formula="of:=[.L22]*180/PI()" office:value-type="float" office:value="0" calcext:value-type="float">
            <text:p>0.0000</text:p>
          </table:table-cell>
          <table:table-cell table:style-name="ce72" table:formula="of:=[.T22]*12" office:value-type="float" office:value="118" calcext:value-type="float">
            <text:p>118.0000</text:p>
          </table:table-cell>
          <table:table-cell table:style-name="ce72" table:formula="of:=[.U22]*12" office:value-type="float" office:value="152.03" calcext:value-type="float">
            <text:p>152.0300</text:p>
          </table:table-cell>
          <table:table-cell table:style-name="ce13" table:formula="of:=[.D22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3]/12" office:value-type="float" office:value="2.7925" calcext:value-type="float">
            <text:p>2.79250</text:p>
          </table:table-cell>
          <table:table-cell table:style-name="ce55" table:formula="of:=[.G23]/12" office:value-type="float" office:value="2.15" calcext:value-type="float">
            <text:p>2.15000</text:p>
          </table:table-cell>
          <table:table-cell table:style-name="ce55" table:formula="of:=[.H23]/360*PI()*2" office:value-type="float" office:value="0.942477796076938" calcext:value-type="float">
            <text:p>0.94248</text:p>
          </table:table-cell>
          <table:table-cell table:style-name="ce55" table:formula="of:=IF([.K23]&lt;PI()/2;[.K23]+PI();[.K23]-PI())" office:value-type="float" office:value="4.08407044966673" calcext:value-type="float">
            <text:p>4.08407</text:p>
          </table:table-cell>
          <table:table-cell table:style-name="ce55" table:formula="of:=[.L23]+PI()/2" office:value-type="float" office:value="5.65486677646163" calcext:value-type="float">
            <text:p>5.65487</text:p>
          </table:table-cell>
          <table:table-cell table:style-name="ce62" table:formula="of:=COS([.L23])" office:value-type="float" office:value="-0.587785252292473" calcext:value-type="float">
            <text:p>-0.58778525</text:p>
          </table:table-cell>
          <table:table-cell table:style-name="ce62" table:formula="of:=SIN([.L23])" office:value-type="float" office:value="-0.809016994374947" calcext:value-type="float">
            <text:p>-0.80901699</text:p>
          </table:table-cell>
          <table:table-cell table:style-name="ce62" table:formula="of:=COS([.M23])" office:value-type="float" office:value="0.809016994374947" calcext:value-type="float">
            <text:p>0.80901699</text:p>
          </table:table-cell>
          <table:table-cell table:style-name="ce62" table:formula="of:=SIN([.M23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3]+[.R23]*[.N23]+[.S23]*[.P23]" office:value-type="float" office:value="4.55585575687742" calcext:value-type="float">
            <text:p>4.5559</text:p>
          </table:table-cell>
          <table:table-cell table:style-name="ce63" table:formula="of:=[.J23]+[.R23]*[.O23]+[.S23]*[.Q23]" office:value-type="float" office:value="4.57705098312484" calcext:value-type="float">
            <text:p>4.5771</text:p>
          </table:table-cell>
          <table:table-cell table:style-name="ce72" table:formula="of:=[.L23]*180/PI()" office:value-type="float" office:value="234" calcext:value-type="float">
            <text:p>234.0000</text:p>
          </table:table-cell>
          <table:table-cell table:style-name="ce72" table:formula="of:=[.T23]*12" office:value-type="float" office:value="54.670269082529" calcext:value-type="float">
            <text:p>54.6703</text:p>
          </table:table-cell>
          <table:table-cell table:style-name="ce72" table:formula="of:=[.U23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(switch left and right for Source, driver orient)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L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4]/12" office:value-type="float" office:value="2.7925" calcext:value-type="float">
            <text:p>2.79250</text:p>
          </table:table-cell>
          <table:table-cell table:style-name="ce55" table:formula="of:=[.G24]/12" office:value-type="float" office:value="2.15" calcext:value-type="float">
            <text:p>2.15000</text:p>
          </table:table-cell>
          <table:table-cell table:style-name="ce55" table:formula="of:=[.H24]/360*PI()*2" office:value-type="float" office:value="0.942477796076938" calcext:value-type="float">
            <text:p>0.94248</text:p>
          </table:table-cell>
          <table:table-cell table:style-name="ce55" table:formula="of:=IF([.K24]&lt;PI()/2;[.K24]+PI();[.K24]-PI())" office:value-type="float" office:value="4.08407044966673" calcext:value-type="float">
            <text:p>4.08407</text:p>
          </table:table-cell>
          <table:table-cell table:style-name="ce55" table:formula="of:=[.L24]+PI()/2" office:value-type="float" office:value="5.65486677646163" calcext:value-type="float">
            <text:p>5.65487</text:p>
          </table:table-cell>
          <table:table-cell table:style-name="ce62" table:formula="of:=COS([.L24])" office:value-type="float" office:value="-0.587785252292473" calcext:value-type="float">
            <text:p>-0.58778525</text:p>
          </table:table-cell>
          <table:table-cell table:style-name="ce62" table:formula="of:=SIN([.L24])" office:value-type="float" office:value="-0.809016994374947" calcext:value-type="float">
            <text:p>-0.80901699</text:p>
          </table:table-cell>
          <table:table-cell table:style-name="ce62" table:formula="of:=COS([.M24])" office:value-type="float" office:value="0.809016994374947" calcext:value-type="float">
            <text:p>0.80901699</text:p>
          </table:table-cell>
          <table:table-cell table:style-name="ce62" table:formula="of:=SIN([.M24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4]+[.R24]*[.N24]+[.S24]*[.P24]" office:value-type="float" office:value="6.07276262133044" calcext:value-type="float">
            <text:p>6.0728</text:p>
          </table:table-cell>
          <table:table-cell table:style-name="ce63" table:formula="of:=[.J24]+[.R24]*[.O24]+[.S24]*[.Q24]" office:value-type="float" office:value="3.47495363507645" calcext:value-type="float">
            <text:p>3.4750</text:p>
          </table:table-cell>
          <table:table-cell table:style-name="ce72" table:formula="of:=[.L24]*180/PI()" office:value-type="float" office:value="234" calcext:value-type="float">
            <text:p>234.0000</text:p>
          </table:table-cell>
          <table:table-cell table:style-name="ce72" table:formula="of:=[.T24]*12" office:value-type="float" office:value="72.8731514559653" calcext:value-type="float">
            <text:p>72.8732</text:p>
          </table:table-cell>
          <table:table-cell table:style-name="ce72" table:formula="of:=[.U24]*12" office:value-type="float" office:value="41.6994436209175" calcext:value-type="float">
            <text:p>41.6994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5]/12" office:value-type="float" office:value="2.7925" calcext:value-type="float">
            <text:p>2.79250</text:p>
          </table:table-cell>
          <table:table-cell table:style-name="ce55" table:formula="of:=[.G25]/12" office:value-type="float" office:value="2.15" calcext:value-type="float">
            <text:p>2.15000</text:p>
          </table:table-cell>
          <table:table-cell table:style-name="ce55" table:formula="of:=[.H25]/360*PI()*2" office:value-type="float" office:value="0.942477796076938" calcext:value-type="float">
            <text:p>0.94248</text:p>
          </table:table-cell>
          <table:table-cell table:style-name="ce55" table:formula="of:=IF([.K25]&lt;PI()/2;[.K25]+PI();[.K25]-PI())" office:value-type="float" office:value="4.08407044966673" calcext:value-type="float">
            <text:p>4.08407</text:p>
          </table:table-cell>
          <table:table-cell table:style-name="ce55" table:formula="of:=[.L25]+PI()/2" office:value-type="float" office:value="5.65486677646163" calcext:value-type="float">
            <text:p>5.65487</text:p>
          </table:table-cell>
          <table:table-cell table:style-name="ce62" table:formula="of:=COS([.L25])" office:value-type="float" office:value="-0.587785252292473" calcext:value-type="float">
            <text:p>-0.58778525</text:p>
          </table:table-cell>
          <table:table-cell table:style-name="ce62" table:formula="of:=SIN([.L25])" office:value-type="float" office:value="-0.809016994374947" calcext:value-type="float">
            <text:p>-0.80901699</text:p>
          </table:table-cell>
          <table:table-cell table:style-name="ce62" table:formula="of:=COS([.M25])" office:value-type="float" office:value="0.809016994374947" calcext:value-type="float">
            <text:p>0.80901699</text:p>
          </table:table-cell>
          <table:table-cell table:style-name="ce62" table:formula="of:=SIN([.M25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5]+[.R25]*[.N25]+[.S25]*[.P25]" office:value-type="float" office:value="3.03894889242439" calcext:value-type="float">
            <text:p>3.0389</text:p>
          </table:table-cell>
          <table:table-cell table:style-name="ce63" table:formula="of:=[.J25]+[.R25]*[.O25]+[.S25]*[.Q25]" office:value-type="float" office:value="5.67914833117323" calcext:value-type="float">
            <text:p>5.6791</text:p>
          </table:table-cell>
          <table:table-cell table:style-name="ce72" table:formula="of:=[.L25]*180/PI()" office:value-type="float" office:value="234" calcext:value-type="float">
            <text:p>234.0000</text:p>
          </table:table-cell>
          <table:table-cell table:style-name="ce72" table:formula="of:=[.T25]*12" office:value-type="float" office:value="36.4673867090927" calcext:value-type="float">
            <text:p>36.4674</text:p>
          </table:table-cell>
          <table:table-cell table:style-name="ce72" table:formula="of:=[.U25]*12" office:value-type="float" office:value="68.1497799740787" calcext:value-type="float">
            <text:p>68.1498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6]/12" office:value-type="float" office:value="2.7925" calcext:value-type="float">
            <text:p>2.79250</text:p>
          </table:table-cell>
          <table:table-cell table:style-name="ce55" table:formula="of:=[.G26]/12" office:value-type="float" office:value="24.2666666666667" calcext:value-type="float">
            <text:p>24.26667</text:p>
          </table:table-cell>
          <table:table-cell table:style-name="ce55" table:formula="of:=[.H26]/360*PI()*2" office:value-type="float" office:value="5.34070751110265" calcext:value-type="float">
            <text:p>5.34071</text:p>
          </table:table-cell>
          <table:table-cell table:style-name="ce55" table:formula="of:=IF([.K26]&lt;PI()/2;[.K26]+PI();[.K26]-PI())" office:value-type="float" office:value="2.19911485751286" calcext:value-type="float">
            <text:p>2.19911</text:p>
          </table:table-cell>
          <table:table-cell table:style-name="ce55" table:formula="of:=[.L26]+PI()/2" office:value-type="float" office:value="3.76991118430775" calcext:value-type="float">
            <text:p>3.76991</text:p>
          </table:table-cell>
          <table:table-cell table:style-name="ce62" table:formula="of:=COS([.L26])" office:value-type="float" office:value="-0.587785252292475" calcext:value-type="float">
            <text:p>-0.58778525</text:p>
          </table:table-cell>
          <table:table-cell table:style-name="ce62" table:formula="of:=SIN([.L26])" office:value-type="float" office:value="0.809016994374947" calcext:value-type="float">
            <text:p>0.80901699</text:p>
          </table:table-cell>
          <table:table-cell table:style-name="ce62" table:formula="of:=COS([.M26])" office:value-type="float" office:value="-0.809016994374947" calcext:value-type="float">
            <text:p>-0.80901699</text:p>
          </table:table-cell>
          <table:table-cell table:style-name="ce62" table:formula="of:=SIN([.M26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6]+[.R26]*[.N26]+[.S26]*[.P26]" office:value-type="float" office:value="4.55585575687743" calcext:value-type="float">
            <text:p>4.5559</text:p>
          </table:table-cell>
          <table:table-cell table:style-name="ce63" table:formula="of:=[.J26]+[.R26]*[.O26]+[.S26]*[.Q26]" office:value-type="float" office:value="21.8396156835419" calcext:value-type="float">
            <text:p>21.8396</text:p>
          </table:table-cell>
          <table:table-cell table:style-name="ce72" table:formula="of:=[.L26]*180/PI()" office:value-type="float" office:value="126" calcext:value-type="float">
            <text:p>126.0000</text:p>
          </table:table-cell>
          <table:table-cell table:style-name="ce72" table:formula="of:=[.T26]*12" office:value-type="float" office:value="54.6702690825292" calcext:value-type="float">
            <text:p>54.6703</text:p>
          </table:table-cell>
          <table:table-cell table:style-name="ce72" table:formula="of:=[.U26]*12" office:value-type="float" office:value="262.075388202503" calcext:value-type="float">
            <text:p>262.0754</text:p>
          </table:table-cell>
          <table:table-cell table:style-name="ce13" table:number-columns-repeated="16360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Left-L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7]/12" office:value-type="float" office:value="2.7925" calcext:value-type="float">
            <text:p>2.79250</text:p>
          </table:table-cell>
          <table:table-cell table:style-name="ce55" table:formula="of:=[.G27]/12" office:value-type="float" office:value="24.2666666666667" calcext:value-type="float">
            <text:p>24.26667</text:p>
          </table:table-cell>
          <table:table-cell table:style-name="ce55" table:formula="of:=[.H27]/360*PI()*2" office:value-type="float" office:value="5.34070751110265" calcext:value-type="float">
            <text:p>5.34071</text:p>
          </table:table-cell>
          <table:table-cell table:style-name="ce55" table:formula="of:=IF([.K27]&lt;PI()/2;[.K27]+PI();[.K27]-PI())" office:value-type="float" office:value="2.19911485751286" calcext:value-type="float">
            <text:p>2.19911</text:p>
          </table:table-cell>
          <table:table-cell table:style-name="ce55" table:formula="of:=[.L27]+PI()/2" office:value-type="float" office:value="3.76991118430775" calcext:value-type="float">
            <text:p>3.76991</text:p>
          </table:table-cell>
          <table:table-cell table:style-name="ce62" table:formula="of:=COS([.L27])" office:value-type="float" office:value="-0.587785252292475" calcext:value-type="float">
            <text:p>-0.58778525</text:p>
          </table:table-cell>
          <table:table-cell table:style-name="ce62" table:formula="of:=SIN([.L27])" office:value-type="float" office:value="0.809016994374947" calcext:value-type="float">
            <text:p>0.80901699</text:p>
          </table:table-cell>
          <table:table-cell table:style-name="ce62" table:formula="of:=COS([.M27])" office:value-type="float" office:value="-0.809016994374947" calcext:value-type="float">
            <text:p>-0.80901699</text:p>
          </table:table-cell>
          <table:table-cell table:style-name="ce62" table:formula="of:=SIN([.M27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7]+[.R27]*[.N27]+[.S27]*[.P27]" office:value-type="float" office:value="3.0389488924244" calcext:value-type="float">
            <text:p>3.0389</text:p>
          </table:table-cell>
          <table:table-cell table:style-name="ce63" table:formula="of:=[.J27]+[.R27]*[.O27]+[.S27]*[.Q27]" office:value-type="float" office:value="20.7375183354935" calcext:value-type="float">
            <text:p>20.7375</text:p>
          </table:table-cell>
          <table:table-cell table:style-name="ce72" table:formula="of:=[.L27]*180/PI()" office:value-type="float" office:value="126" calcext:value-type="float">
            <text:p>126.0000</text:p>
          </table:table-cell>
          <table:table-cell table:style-name="ce72" table:formula="of:=[.T27]*12" office:value-type="float" office:value="36.4673867090928" calcext:value-type="float">
            <text:p>36.4674</text:p>
          </table:table-cell>
          <table:table-cell table:style-name="ce72" table:formula="of:=[.U27]*12" office:value-type="float" office:value="248.850220025922" calcext:value-type="float">
            <text:p>248.8502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-Left-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8]/12" office:value-type="float" office:value="2.7925" calcext:value-type="float">
            <text:p>2.79250</text:p>
          </table:table-cell>
          <table:table-cell table:style-name="ce55" table:formula="of:=[.G28]/12" office:value-type="float" office:value="24.2666666666667" calcext:value-type="float">
            <text:p>24.26667</text:p>
          </table:table-cell>
          <table:table-cell table:style-name="ce55" table:formula="of:=[.H28]/360*PI()*2" office:value-type="float" office:value="5.34070751110265" calcext:value-type="float">
            <text:p>5.34071</text:p>
          </table:table-cell>
          <table:table-cell table:style-name="ce55" table:formula="of:=IF([.K28]&lt;PI()/2;[.K28]+PI();[.K28]-PI())" office:value-type="float" office:value="2.19911485751286" calcext:value-type="float">
            <text:p>2.19911</text:p>
          </table:table-cell>
          <table:table-cell table:style-name="ce55" table:formula="of:=[.L28]+PI()/2" office:value-type="float" office:value="3.76991118430775" calcext:value-type="float">
            <text:p>3.76991</text:p>
          </table:table-cell>
          <table:table-cell table:style-name="ce62" table:formula="of:=COS([.L28])" office:value-type="float" office:value="-0.587785252292475" calcext:value-type="float">
            <text:p>-0.58778525</text:p>
          </table:table-cell>
          <table:table-cell table:style-name="ce62" table:formula="of:=SIN([.L28])" office:value-type="float" office:value="0.809016994374947" calcext:value-type="float">
            <text:p>0.80901699</text:p>
          </table:table-cell>
          <table:table-cell table:style-name="ce62" table:formula="of:=COS([.M28])" office:value-type="float" office:value="-0.809016994374947" calcext:value-type="float">
            <text:p>-0.80901699</text:p>
          </table:table-cell>
          <table:table-cell table:style-name="ce62" table:formula="of:=SIN([.M28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8]+[.R28]*[.N28]+[.S28]*[.P28]" office:value-type="float" office:value="6.07276262133045" calcext:value-type="float">
            <text:p>6.0728</text:p>
          </table:table-cell>
          <table:table-cell table:style-name="ce63" table:formula="of:=[.J28]+[.R28]*[.O28]+[.S28]*[.Q28]" office:value-type="float" office:value="22.9417130315903" calcext:value-type="float">
            <text:p>22.9417</text:p>
          </table:table-cell>
          <table:table-cell table:style-name="ce72" table:formula="of:=[.L28]*180/PI()" office:value-type="float" office:value="126" calcext:value-type="float">
            <text:p>126.0000</text:p>
          </table:table-cell>
          <table:table-cell table:style-name="ce72" table:formula="of:=[.T28]*12" office:value-type="float" office:value="72.8731514559654" calcext:value-type="float">
            <text:p>72.8732</text:p>
          </table:table-cell>
          <table:table-cell table:style-name="ce72" table:formula="of:=[.U28]*12" office:value-type="float" office:value="275.300556379083" calcext:value-type="float">
            <text:p>275.3006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6"/>
          <table:table-cell table:style-name="ce20" table:number-columns-repeated="2"/>
          <table:table-cell table:style-name="ce26" table:number-columns-repeated="20"/>
          <table:table-cell table:style-name="ce13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0]/12" office:value-type="float" office:value="41.4808333333333" calcext:value-type="float">
            <text:p>41.48083</text:p>
          </table:table-cell>
          <table:table-cell table:style-name="ce55" table:formula="of:=[.G30]/12" office:value-type="float" office:value="15.5691666666667" calcext:value-type="float">
            <text:p>15.56917</text:p>
          </table:table-cell>
          <table:table-cell table:style-name="ce55" table:formula="of:=[.H30]/360*PI()*2" office:value-type="float" office:value="2.0943951023932" calcext:value-type="float">
            <text:p>2.09440</text:p>
          </table:table-cell>
          <table:table-cell table:style-name="ce55" table:formula="of:=IF([.K30]&lt;PI()/2;[.K30]+PI();[.K30]-PI())" office:value-type="float" office:value="-1.04719755119659" calcext:value-type="float">
            <text:p>-1.04720</text:p>
          </table:table-cell>
          <table:table-cell table:style-name="ce55" table:formula="of:=[.L30]+PI()/2" office:value-type="float" office:value="0.523598775598304" calcext:value-type="float">
            <text:p>0.52360</text:p>
          </table:table-cell>
          <table:table-cell table:style-name="ce62" table:formula="of:=COS([.L30])" office:value-type="float" office:value="0.500000000000004" calcext:value-type="float">
            <text:p>0.50000000</text:p>
          </table:table-cell>
          <table:table-cell table:style-name="ce62" table:formula="of:=SIN([.L30])" office:value-type="float" office:value="-0.866025403784436" calcext:value-type="float">
            <text:p>-0.86602540</text:p>
          </table:table-cell>
          <table:table-cell table:style-name="ce62" table:formula="of:=COS([.M30])" office:value-type="float" office:value="0.866025403784436" calcext:value-type="float">
            <text:p>0.86602540</text:p>
          </table:table-cell>
          <table:table-cell table:style-name="ce62" table:formula="of:=SIN([.M30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0]+[.R30]*[.N30]+[.S30]*[.P30]" office:value-type="float" office:value="40.3975" calcext:value-type="float">
            <text:p>40.3975</text:p>
          </table:table-cell>
          <table:table-cell table:style-name="ce72" table:formula="of:=[.J30]+[.R30]*[.O30]+[.S30]*[.Q30]" office:value-type="float" office:value="17.445555041533" calcext:value-type="float">
            <text:p>17.4456</text:p>
          </table:table-cell>
          <table:table-cell table:style-name="ce72" table:formula="of:=[.L30]*180/PI()" office:value-type="float" office:value="-59.9999999999997" calcext:value-type="float">
            <text:p>-60.0000</text:p>
          </table:table-cell>
          <table:table-cell table:style-name="ce72" table:formula="of:=[.T30]*12" office:value-type="float" office:value="484.77" calcext:value-type="float">
            <text:p>484.7700</text:p>
          </table:table-cell>
          <table:table-cell table:style-name="ce72" table:formula="of:=[.U30]*12" office:value-type="float" office:value="209.346660498396" calcext:value-type="float">
            <text:p>209.3467</text:p>
          </table:table-cell>
          <table:table-cell table:style-name="ce13" table:formula="of:=[.D3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1]/12" office:value-type="float" office:value="41.4808333333333" calcext:value-type="float">
            <text:p>41.48083</text:p>
          </table:table-cell>
          <table:table-cell table:style-name="ce55" table:formula="of:=[.G31]/12" office:value-type="float" office:value="15.5691666666667" calcext:value-type="float">
            <text:p>15.56917</text:p>
          </table:table-cell>
          <table:table-cell table:style-name="ce55" table:formula="of:=[.H31]/360*PI()*2" office:value-type="float" office:value="2.0943951023932" calcext:value-type="float">
            <text:p>2.09440</text:p>
          </table:table-cell>
          <table:table-cell table:style-name="ce55" table:formula="of:=IF([.K31]&lt;PI()/2;[.K31]+PI();[.K31]-PI())" office:value-type="float" office:value="-1.04719755119659" calcext:value-type="float">
            <text:p>-1.04720</text:p>
          </table:table-cell>
          <table:table-cell table:style-name="ce55" table:formula="of:=[.L31]+PI()/2" office:value-type="float" office:value="0.523598775598304" calcext:value-type="float">
            <text:p>0.52360</text:p>
          </table:table-cell>
          <table:table-cell table:style-name="ce62" table:formula="of:=COS([.L31])" office:value-type="float" office:value="0.500000000000004" calcext:value-type="float">
            <text:p>0.50000000</text:p>
          </table:table-cell>
          <table:table-cell table:style-name="ce62" table:formula="of:=SIN([.L31])" office:value-type="float" office:value="-0.866025403784436" calcext:value-type="float">
            <text:p>-0.86602540</text:p>
          </table:table-cell>
          <table:table-cell table:style-name="ce62" table:formula="of:=COS([.M31])" office:value-type="float" office:value="0.866025403784436" calcext:value-type="float">
            <text:p>0.86602540</text:p>
          </table:table-cell>
          <table:table-cell table:style-name="ce62" table:formula="of:=SIN([.M31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1]+[.R31]*[.N31]+[.S31]*[.P31]" office:value-type="float" office:value="40.8644320302071" calcext:value-type="float">
            <text:p>40.8644</text:p>
          </table:table-cell>
          <table:table-cell table:style-name="ce63" table:formula="of:=[.J31]+[.R31]*[.O31]+[.S31]*[.Q31]" office:value-type="float" office:value="17.7151383748663" calcext:value-type="float">
            <text:p>17.7151</text:p>
          </table:table-cell>
          <table:table-cell table:style-name="ce72" table:formula="of:=[.L31]*180/PI()" office:value-type="float" office:value="-59.9999999999997" calcext:value-type="float">
            <text:p>-60.0000</text:p>
          </table:table-cell>
          <table:table-cell table:style-name="ce72" table:formula="of:=[.T31]*12" office:value-type="float" office:value="490.373184362485" calcext:value-type="float">
            <text:p>490.3732</text:p>
          </table:table-cell>
          <table:table-cell table:style-name="ce72" table:formula="of:=[.U31]*12" office:value-type="float" office:value="212.581660498396" calcext:value-type="float">
            <text:p>212.5817</text:p>
          </table:table-cell>
          <table:table-cell table:style-name="ce13" table:formula="of:=[.D31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2]/12" office:value-type="float" office:value="41.4808333333333" calcext:value-type="float">
            <text:p>41.48083</text:p>
          </table:table-cell>
          <table:table-cell table:style-name="ce55" table:formula="of:=[.G32]/12" office:value-type="float" office:value="15.5691666666667" calcext:value-type="float">
            <text:p>15.56917</text:p>
          </table:table-cell>
          <table:table-cell table:style-name="ce55" table:formula="of:=[.H32]/360*PI()*2" office:value-type="float" office:value="2.0943951023932" calcext:value-type="float">
            <text:p>2.09440</text:p>
          </table:table-cell>
          <table:table-cell table:style-name="ce55" table:formula="of:=IF([.K32]&lt;PI()/2;[.K32]+PI();[.K32]-PI())" office:value-type="float" office:value="-1.04719755119659" calcext:value-type="float">
            <text:p>-1.04720</text:p>
          </table:table-cell>
          <table:table-cell table:style-name="ce55" table:formula="of:=[.L32]+PI()/2" office:value-type="float" office:value="0.523598775598304" calcext:value-type="float">
            <text:p>0.52360</text:p>
          </table:table-cell>
          <table:table-cell table:style-name="ce62" table:formula="of:=COS([.L32])" office:value-type="float" office:value="0.500000000000004" calcext:value-type="float">
            <text:p>0.50000000</text:p>
          </table:table-cell>
          <table:table-cell table:style-name="ce62" table:formula="of:=SIN([.L32])" office:value-type="float" office:value="-0.866025403784436" calcext:value-type="float">
            <text:p>-0.86602540</text:p>
          </table:table-cell>
          <table:table-cell table:style-name="ce62" table:formula="of:=COS([.M32])" office:value-type="float" office:value="0.866025403784436" calcext:value-type="float">
            <text:p>0.86602540</text:p>
          </table:table-cell>
          <table:table-cell table:style-name="ce62" table:formula="of:=SIN([.M32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2]+[.R32]*[.N32]+[.S32]*[.P32]" office:value-type="float" office:value="39.9305679697929" calcext:value-type="float">
            <text:p>39.9306</text:p>
          </table:table-cell>
          <table:table-cell table:style-name="ce63" table:formula="of:=[.J32]+[.R32]*[.O32]+[.S32]*[.Q32]" office:value-type="float" office:value="17.1759717081996" calcext:value-type="float">
            <text:p>17.1760</text:p>
          </table:table-cell>
          <table:table-cell table:style-name="ce72" table:formula="of:=[.L32]*180/PI()" office:value-type="float" office:value="-59.9999999999997" calcext:value-type="float">
            <text:p>-60.0000</text:p>
          </table:table-cell>
          <table:table-cell table:style-name="ce72" table:formula="of:=[.T32]*12" office:value-type="float" office:value="479.166815637514" calcext:value-type="float">
            <text:p>479.1668</text:p>
          </table:table-cell>
          <table:table-cell table:style-name="ce72" table:formula="of:=[.U32]*12" office:value-type="float" office:value="206.111660498396" calcext:value-type="float">
            <text:p>206.1117</text:p>
          </table:table-cell>
          <table:table-cell table:style-name="ce13" table:formula="of:=[.D32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3]/12" office:value-type="float" office:value="44.2075" calcext:value-type="float">
            <text:p>44.20750</text:p>
          </table:table-cell>
          <table:table-cell table:style-name="ce55" table:formula="of:=[.G33]/12" office:value-type="float" office:value="15.5691666666667" calcext:value-type="float">
            <text:p>15.56917</text:p>
          </table:table-cell>
          <table:table-cell table:style-name="ce55" table:formula="of:=[.H33]/360*PI()*2" office:value-type="float" office:value="1.0471975511966" calcext:value-type="float">
            <text:p>1.04720</text:p>
          </table:table-cell>
          <table:table-cell table:style-name="ce55" table:formula="of:=IF([.K33]&lt;PI()/2;[.K33]+PI();[.K33]-PI())" office:value-type="float" office:value="4.18879020478639" calcext:value-type="float">
            <text:p>4.18879</text:p>
          </table:table-cell>
          <table:table-cell table:style-name="ce55" table:formula="of:=[.L33]+PI()/2" office:value-type="float" office:value="5.75958653158129" calcext:value-type="float">
            <text:p>5.75959</text:p>
          </table:table-cell>
          <table:table-cell table:style-name="ce62" table:formula="of:=COS([.L33])" office:value-type="float" office:value="-0.499999999999998" calcext:value-type="float">
            <text:p>-0.50000000</text:p>
          </table:table-cell>
          <table:table-cell table:style-name="ce62" table:formula="of:=SIN([.L33])" office:value-type="float" office:value="-0.86602540378444" calcext:value-type="float">
            <text:p>-0.86602540</text:p>
          </table:table-cell>
          <table:table-cell table:style-name="ce62" table:formula="of:=COS([.M33])" office:value-type="float" office:value="0.86602540378444" calcext:value-type="float">
            <text:p>0.86602540</text:p>
          </table:table-cell>
          <table:table-cell table:style-name="ce62" table:formula="of:=SIN([.M33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3]+[.R33]*[.N33]+[.S33]*[.P33]" office:value-type="float" office:value="45.2908333333333" calcext:value-type="float">
            <text:p>45.2908</text:p>
          </table:table-cell>
          <table:table-cell table:style-name="ce72" table:formula="of:=[.J33]+[.R33]*[.O33]+[.S33]*[.Q33]" office:value-type="float" office:value="17.445555041533" calcext:value-type="float">
            <text:p>17.4456</text:p>
          </table:table-cell>
          <table:table-cell table:style-name="ce72" table:formula="of:=[.L33]*180/PI()" office:value-type="float" office:value="240" calcext:value-type="float">
            <text:p>240.0000</text:p>
          </table:table-cell>
          <table:table-cell table:style-name="ce72" table:formula="of:=[.T33]*12" office:value-type="float" office:value="543.49" calcext:value-type="float">
            <text:p>543.4900</text:p>
          </table:table-cell>
          <table:table-cell table:style-name="ce72" table:formula="of:=[.U33]*12" office:value-type="float" office:value="209.346660498396" calcext:value-type="float">
            <text:p>209.3467</text:p>
          </table:table-cell>
          <table:table-cell table:style-name="ce13" table:formula="of:=[.D33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4]/12" office:value-type="float" office:value="44.2075" calcext:value-type="float">
            <text:p>44.20750</text:p>
          </table:table-cell>
          <table:table-cell table:style-name="ce55" table:formula="of:=[.G34]/12" office:value-type="float" office:value="15.5691666666667" calcext:value-type="float">
            <text:p>15.56917</text:p>
          </table:table-cell>
          <table:table-cell table:style-name="ce55" table:formula="of:=[.H34]/360*PI()*2" office:value-type="float" office:value="1.0471975511966" calcext:value-type="float">
            <text:p>1.04720</text:p>
          </table:table-cell>
          <table:table-cell table:style-name="ce55" table:formula="of:=IF([.K34]&lt;PI()/2;[.K34]+PI();[.K34]-PI())" office:value-type="float" office:value="4.18879020478639" calcext:value-type="float">
            <text:p>4.18879</text:p>
          </table:table-cell>
          <table:table-cell table:style-name="ce55" table:formula="of:=[.L34]+PI()/2" office:value-type="float" office:value="5.75958653158129" calcext:value-type="float">
            <text:p>5.75959</text:p>
          </table:table-cell>
          <table:table-cell table:style-name="ce62" table:formula="of:=COS([.L34])" office:value-type="float" office:value="-0.499999999999998" calcext:value-type="float">
            <text:p>-0.50000000</text:p>
          </table:table-cell>
          <table:table-cell table:style-name="ce62" table:formula="of:=SIN([.L34])" office:value-type="float" office:value="-0.86602540378444" calcext:value-type="float">
            <text:p>-0.86602540</text:p>
          </table:table-cell>
          <table:table-cell table:style-name="ce62" table:formula="of:=COS([.M34])" office:value-type="float" office:value="0.86602540378444" calcext:value-type="float">
            <text:p>0.86602540</text:p>
          </table:table-cell>
          <table:table-cell table:style-name="ce62" table:formula="of:=SIN([.M34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4]+[.R34]*[.N34]+[.S34]*[.P34]" office:value-type="float" office:value="45.7577653635404" calcext:value-type="float">
            <text:p>45.7578</text:p>
          </table:table-cell>
          <table:table-cell table:style-name="ce63" table:formula="of:=[.J34]+[.R34]*[.O34]+[.S34]*[.Q34]" office:value-type="float" office:value="17.1759717081997" calcext:value-type="float">
            <text:p>17.1760</text:p>
          </table:table-cell>
          <table:table-cell table:style-name="ce72" table:formula="of:=[.L34]*180/PI()" office:value-type="float" office:value="240" calcext:value-type="float">
            <text:p>240.0000</text:p>
          </table:table-cell>
          <table:table-cell table:style-name="ce72" table:formula="of:=[.T34]*12" office:value-type="float" office:value="549.093184362485" calcext:value-type="float">
            <text:p>549.0932</text:p>
          </table:table-cell>
          <table:table-cell table:style-name="ce72" table:formula="of:=[.U34]*12" office:value-type="float" office:value="206.111660498396" calcext:value-type="float">
            <text:p>206.1117</text:p>
          </table:table-cell>
          <table:table-cell table:style-name="ce13" table:formula="of:=[.D34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5]/12" office:value-type="float" office:value="44.2075" calcext:value-type="float">
            <text:p>44.20750</text:p>
          </table:table-cell>
          <table:table-cell table:style-name="ce55" table:formula="of:=[.G35]/12" office:value-type="float" office:value="15.5691666666667" calcext:value-type="float">
            <text:p>15.56917</text:p>
          </table:table-cell>
          <table:table-cell table:style-name="ce55" table:formula="of:=[.H35]/360*PI()*2" office:value-type="float" office:value="1.0471975511966" calcext:value-type="float">
            <text:p>1.04720</text:p>
          </table:table-cell>
          <table:table-cell table:style-name="ce55" table:formula="of:=IF([.K35]&lt;PI()/2;[.K35]+PI();[.K35]-PI())" office:value-type="float" office:value="4.18879020478639" calcext:value-type="float">
            <text:p>4.18879</text:p>
          </table:table-cell>
          <table:table-cell table:style-name="ce55" table:formula="of:=[.L35]+PI()/2" office:value-type="float" office:value="5.75958653158129" calcext:value-type="float">
            <text:p>5.75959</text:p>
          </table:table-cell>
          <table:table-cell table:style-name="ce62" table:formula="of:=COS([.L35])" office:value-type="float" office:value="-0.499999999999998" calcext:value-type="float">
            <text:p>-0.50000000</text:p>
          </table:table-cell>
          <table:table-cell table:style-name="ce62" table:formula="of:=SIN([.L35])" office:value-type="float" office:value="-0.86602540378444" calcext:value-type="float">
            <text:p>-0.86602540</text:p>
          </table:table-cell>
          <table:table-cell table:style-name="ce62" table:formula="of:=COS([.M35])" office:value-type="float" office:value="0.86602540378444" calcext:value-type="float">
            <text:p>0.86602540</text:p>
          </table:table-cell>
          <table:table-cell table:style-name="ce62" table:formula="of:=SIN([.M35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5]+[.R35]*[.N35]+[.S35]*[.P35]" office:value-type="float" office:value="44.8239013031262" calcext:value-type="float">
            <text:p>44.8239</text:p>
          </table:table-cell>
          <table:table-cell table:style-name="ce63" table:formula="of:=[.J35]+[.R35]*[.O35]+[.S35]*[.Q35]" office:value-type="float" office:value="17.7151383748663" calcext:value-type="float">
            <text:p>17.7151</text:p>
          </table:table-cell>
          <table:table-cell table:style-name="ce72" table:formula="of:=[.L35]*180/PI()" office:value-type="float" office:value="240" calcext:value-type="float">
            <text:p>240.0000</text:p>
          </table:table-cell>
          <table:table-cell table:style-name="ce72" table:formula="of:=[.T35]*12" office:value-type="float" office:value="537.886815637515" calcext:value-type="float">
            <text:p>537.8868</text:p>
          </table:table-cell>
          <table:table-cell table:style-name="ce72" table:formula="of:=[.U35]*12" office:value-type="float" office:value="212.581660498396" calcext:value-type="float">
            <text:p>212.5817</text:p>
          </table:table-cell>
          <table:table-cell table:style-name="ce13" table:formula="of:=[.D35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6]/12" office:value-type="float" office:value="45.5725" calcext:value-type="float">
            <text:p>45.57250</text:p>
          </table:table-cell>
          <table:table-cell table:style-name="ce55" table:formula="of:=[.G36]/12" office:value-type="float" office:value="13.2083333333333" calcext:value-type="float">
            <text:p>13.20833</text:p>
          </table:table-cell>
          <table:table-cell table:style-name="ce55" table:formula="of:=[.H36]/360*PI()*2" office:value-type="float" office:value="0" calcext:value-type="float">
            <text:p>0.00000</text:p>
          </table:table-cell>
          <table:table-cell table:style-name="ce55" table:formula="of:=IF([.K36]&lt;PI()/2;[.K36]+PI();[.K36]-PI())" office:value-type="float" office:value="3.14159265358979" calcext:value-type="float">
            <text:p>3.14159</text:p>
          </table:table-cell>
          <table:table-cell table:style-name="ce55" table:formula="of:=[.L36]+PI()/2" office:value-type="float" office:value="4.71238898038469" calcext:value-type="float">
            <text:p>4.71239</text:p>
          </table:table-cell>
          <table:table-cell table:style-name="ce62" table:formula="of:=COS([.L36])" office:value-type="float" office:value="-1" calcext:value-type="float">
            <text:p>-1.00000000</text:p>
          </table:table-cell>
          <table:table-cell table:style-name="ce62" table:formula="of:=SIN([.L36])" office:value-type="float" office:value="1.22464679914735E-016" calcext:value-type="float">
            <text:p>0.00000000</text:p>
          </table:table-cell>
          <table:table-cell table:style-name="ce62" table:formula="of:=COS([.M36])" office:value-type="float" office:value="-1.83697019872103E-016" calcext:value-type="float">
            <text:p>0.00000000</text:p>
          </table:table-cell>
          <table:table-cell table:style-name="ce62" table:formula="of:=SIN([.M36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6]+[.R36]*[.N36]+[.S36]*[.P36]" office:value-type="float" office:value="47.7391666666667" calcext:value-type="float">
            <text:p>47.7392</text:p>
          </table:table-cell>
          <table:table-cell table:style-name="ce72" table:formula="of:=[.J36]+[.R36]*[.O36]+[.S36]*[.Q36]" office:value-type="float" office:value="13.2083333333333" calcext:value-type="float">
            <text:p>13.2083</text:p>
          </table:table-cell>
          <table:table-cell table:style-name="ce72" table:formula="of:=[.L36]*180/PI()" office:value-type="float" office:value="180" calcext:value-type="float">
            <text:p>180.0000</text:p>
          </table:table-cell>
          <table:table-cell table:style-name="ce72" table:formula="of:=[.T36]*12" office:value-type="float" office:value="572.87" calcext:value-type="float">
            <text:p>572.8700</text:p>
          </table:table-cell>
          <table:table-cell table:style-name="ce72" table:formula="of:=[.U36]*12" office:value-type="float" office:value="158.5" calcext:value-type="float">
            <text:p>158.5000</text:p>
          </table:table-cell>
          <table:table-cell table:style-name="ce13" table:formula="of:=[.D36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7]/12" office:value-type="float" office:value="45.5725" calcext:value-type="float">
            <text:p>45.57250</text:p>
          </table:table-cell>
          <table:table-cell table:style-name="ce55" table:formula="of:=[.G37]/12" office:value-type="float" office:value="13.2083333333333" calcext:value-type="float">
            <text:p>13.20833</text:p>
          </table:table-cell>
          <table:table-cell table:style-name="ce55" table:formula="of:=[.H37]/360*PI()*2" office:value-type="float" office:value="0" calcext:value-type="float">
            <text:p>0.00000</text:p>
          </table:table-cell>
          <table:table-cell table:style-name="ce55" table:formula="of:=IF([.K37]&lt;PI()/2;[.K37]+PI();[.K37]-PI())" office:value-type="float" office:value="3.14159265358979" calcext:value-type="float">
            <text:p>3.14159</text:p>
          </table:table-cell>
          <table:table-cell table:style-name="ce55" table:formula="of:=[.L37]+PI()/2" office:value-type="float" office:value="4.71238898038469" calcext:value-type="float">
            <text:p>4.71239</text:p>
          </table:table-cell>
          <table:table-cell table:style-name="ce62" table:formula="of:=COS([.L37])" office:value-type="float" office:value="-1" calcext:value-type="float">
            <text:p>-1.00000000</text:p>
          </table:table-cell>
          <table:table-cell table:style-name="ce62" table:formula="of:=SIN([.L37])" office:value-type="float" office:value="1.22464679914735E-016" calcext:value-type="float">
            <text:p>0.00000000</text:p>
          </table:table-cell>
          <table:table-cell table:style-name="ce62" table:formula="of:=COS([.M37])" office:value-type="float" office:value="-1.83697019872103E-016" calcext:value-type="float">
            <text:p>0.00000000</text:p>
          </table:table-cell>
          <table:table-cell table:style-name="ce62" table:formula="of:=SIN([.M37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7]+[.R37]*[.N37]+[.S37]*[.P37]" office:value-type="float" office:value="47.7391666666667" calcext:value-type="float">
            <text:p>47.7392</text:p>
          </table:table-cell>
          <table:table-cell table:style-name="ce63" table:formula="of:=[.J37]+[.R37]*[.O37]+[.S37]*[.Q37]" office:value-type="float" office:value="12.6691666666666" calcext:value-type="float">
            <text:p>12.6692</text:p>
          </table:table-cell>
          <table:table-cell table:style-name="ce72" table:formula="of:=[.L37]*180/PI()" office:value-type="float" office:value="180" calcext:value-type="float">
            <text:p>180.0000</text:p>
          </table:table-cell>
          <table:table-cell table:style-name="ce72" table:formula="of:=[.T37]*12" office:value-type="float" office:value="572.87" calcext:value-type="float">
            <text:p>572.8700</text:p>
          </table:table-cell>
          <table:table-cell table:style-name="ce72" table:formula="of:=[.U37]*12" office:value-type="float" office:value="152.03" calcext:value-type="float">
            <text:p>152.0300</text:p>
          </table:table-cell>
          <table:table-cell table:style-name="ce13" table:formula="of:=[.D37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8]/12" office:value-type="float" office:value="45.5725" calcext:value-type="float">
            <text:p>45.57250</text:p>
          </table:table-cell>
          <table:table-cell table:style-name="ce55" table:formula="of:=[.G38]/12" office:value-type="float" office:value="13.2083333333333" calcext:value-type="float">
            <text:p>13.20833</text:p>
          </table:table-cell>
          <table:table-cell table:style-name="ce55" table:formula="of:=[.H38]/360*PI()*2" office:value-type="float" office:value="0" calcext:value-type="float">
            <text:p>0.00000</text:p>
          </table:table-cell>
          <table:table-cell table:style-name="ce55" table:formula="of:=IF([.K38]&lt;PI()/2;[.K38]+PI();[.K38]-PI())" office:value-type="float" office:value="3.14159265358979" calcext:value-type="float">
            <text:p>3.14159</text:p>
          </table:table-cell>
          <table:table-cell table:style-name="ce55" table:formula="of:=[.L38]+PI()/2" office:value-type="float" office:value="4.71238898038469" calcext:value-type="float">
            <text:p>4.71239</text:p>
          </table:table-cell>
          <table:table-cell table:style-name="ce62" table:formula="of:=COS([.L38])" office:value-type="float" office:value="-1" calcext:value-type="float">
            <text:p>-1.00000000</text:p>
          </table:table-cell>
          <table:table-cell table:style-name="ce62" table:formula="of:=SIN([.L38])" office:value-type="float" office:value="1.22464679914735E-016" calcext:value-type="float">
            <text:p>0.00000000</text:p>
          </table:table-cell>
          <table:table-cell table:style-name="ce62" table:formula="of:=COS([.M38])" office:value-type="float" office:value="-1.83697019872103E-016" calcext:value-type="float">
            <text:p>0.00000000</text:p>
          </table:table-cell>
          <table:table-cell table:style-name="ce62" table:formula="of:=SIN([.M38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8]+[.R38]*[.N38]+[.S38]*[.P38]" office:value-type="float" office:value="47.7391666666667" calcext:value-type="float">
            <text:p>47.7392</text:p>
          </table:table-cell>
          <table:table-cell table:style-name="ce63" table:formula="of:=[.J38]+[.R38]*[.O38]+[.S38]*[.Q38]" office:value-type="float" office:value="13.7475" calcext:value-type="float">
            <text:p>13.7475</text:p>
          </table:table-cell>
          <table:table-cell table:style-name="ce72" table:formula="of:=[.L38]*180/PI()" office:value-type="float" office:value="180" calcext:value-type="float">
            <text:p>180.0000</text:p>
          </table:table-cell>
          <table:table-cell table:style-name="ce72" table:formula="of:=[.T38]*12" office:value-type="float" office:value="572.87" calcext:value-type="float">
            <text:p>572.8700</text:p>
          </table:table-cell>
          <table:table-cell table:style-name="ce72" table:formula="of:=[.U38]*12" office:value-type="float" office:value="164.97" calcext:value-type="float">
            <text:p>164.9700</text:p>
          </table:table-cell>
          <table:table-cell table:style-name="ce13" table:formula="of:=[.D38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39]/12" office:value-type="float" office:value="44.2075" calcext:value-type="float">
            <text:p>44.20750</text:p>
          </table:table-cell>
          <table:table-cell table:style-name="ce55" table:formula="of:=[.G39]/12" office:value-type="float" office:value="10.8475" calcext:value-type="float">
            <text:p>10.84750</text:p>
          </table:table-cell>
          <table:table-cell table:style-name="ce55" table:formula="of:=[.H39]/360*PI()*2" office:value-type="float" office:value="5.23598775598299" calcext:value-type="float">
            <text:p>5.23599</text:p>
          </table:table-cell>
          <table:table-cell table:style-name="ce55" table:formula="of:=IF([.K39]&lt;PI()/2;[.K39]+PI();[.K39]-PI())" office:value-type="float" office:value="2.0943951023932" calcext:value-type="float">
            <text:p>2.09440</text:p>
          </table:table-cell>
          <table:table-cell table:style-name="ce55" table:formula="of:=[.L39]+PI()/2" office:value-type="float" office:value="3.66519142918809" calcext:value-type="float">
            <text:p>3.66519</text:p>
          </table:table-cell>
          <table:table-cell table:style-name="ce62" table:formula="of:=COS([.L39])" office:value-type="float" office:value="-0.500000000000001" calcext:value-type="float">
            <text:p>-0.50000000</text:p>
          </table:table-cell>
          <table:table-cell table:style-name="ce62" table:formula="of:=SIN([.L39])" office:value-type="float" office:value="0.866025403784438" calcext:value-type="float">
            <text:p>0.86602540</text:p>
          </table:table-cell>
          <table:table-cell table:style-name="ce62" table:formula="of:=COS([.M39])" office:value-type="float" office:value="-0.866025403784438" calcext:value-type="float">
            <text:p>-0.86602540</text:p>
          </table:table-cell>
          <table:table-cell table:style-name="ce62" table:formula="of:=SIN([.M39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9]+[.R39]*[.N39]+[.S39]*[.P39]" office:value-type="float" office:value="45.2908333333333" calcext:value-type="float">
            <text:p>45.2908</text:p>
          </table:table-cell>
          <table:table-cell table:style-name="ce72" table:formula="of:=[.J39]+[.R39]*[.O39]+[.S39]*[.Q39]" office:value-type="float" office:value="8.97111162513372" calcext:value-type="float">
            <text:p>8.9711</text:p>
          </table:table-cell>
          <table:table-cell table:style-name="ce72" table:formula="of:=[.L39]*180/PI()" office:value-type="float" office:value="120" calcext:value-type="float">
            <text:p>120.0000</text:p>
          </table:table-cell>
          <table:table-cell table:style-name="ce72" table:formula="of:=[.T39]*12" office:value-type="float" office:value="543.49" calcext:value-type="float">
            <text:p>543.4900</text:p>
          </table:table-cell>
          <table:table-cell table:style-name="ce72" table:formula="of:=[.U39]*12" office:value-type="float" office:value="107.653339501605" calcext:value-type="float">
            <text:p>107.6533</text:p>
          </table:table-cell>
          <table:table-cell table:style-name="ce13" table:formula="of:=[.D39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0]/12" office:value-type="float" office:value="44.2075" calcext:value-type="float">
            <text:p>44.20750</text:p>
          </table:table-cell>
          <table:table-cell table:style-name="ce55" table:formula="of:=[.G40]/12" office:value-type="float" office:value="10.8475" calcext:value-type="float">
            <text:p>10.84750</text:p>
          </table:table-cell>
          <table:table-cell table:style-name="ce55" table:formula="of:=[.H40]/360*PI()*2" office:value-type="float" office:value="5.23598775598299" calcext:value-type="float">
            <text:p>5.23599</text:p>
          </table:table-cell>
          <table:table-cell table:style-name="ce55" table:formula="of:=IF([.K40]&lt;PI()/2;[.K40]+PI();[.K40]-PI())" office:value-type="float" office:value="2.0943951023932" calcext:value-type="float">
            <text:p>2.09440</text:p>
          </table:table-cell>
          <table:table-cell table:style-name="ce55" table:formula="of:=[.L40]+PI()/2" office:value-type="float" office:value="3.66519142918809" calcext:value-type="float">
            <text:p>3.66519</text:p>
          </table:table-cell>
          <table:table-cell table:style-name="ce62" table:formula="of:=COS([.L40])" office:value-type="float" office:value="-0.500000000000001" calcext:value-type="float">
            <text:p>-0.50000000</text:p>
          </table:table-cell>
          <table:table-cell table:style-name="ce62" table:formula="of:=SIN([.L40])" office:value-type="float" office:value="0.866025403784438" calcext:value-type="float">
            <text:p>0.86602540</text:p>
          </table:table-cell>
          <table:table-cell table:style-name="ce62" table:formula="of:=COS([.M40])" office:value-type="float" office:value="-0.866025403784438" calcext:value-type="float">
            <text:p>-0.86602540</text:p>
          </table:table-cell>
          <table:table-cell table:style-name="ce62" table:formula="of:=SIN([.M40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0]+[.R40]*[.N40]+[.S40]*[.P40]" office:value-type="float" office:value="44.8239013031262" calcext:value-type="float">
            <text:p>44.8239</text:p>
          </table:table-cell>
          <table:table-cell table:style-name="ce63" table:formula="of:=[.J40]+[.R40]*[.O40]+[.S40]*[.Q40]" office:value-type="float" office:value="8.70152829180038" calcext:value-type="float">
            <text:p>8.7015</text:p>
          </table:table-cell>
          <table:table-cell table:style-name="ce72" table:formula="of:=[.L40]*180/PI()" office:value-type="float" office:value="120" calcext:value-type="float">
            <text:p>120.0000</text:p>
          </table:table-cell>
          <table:table-cell table:style-name="ce72" table:formula="of:=[.T40]*12" office:value-type="float" office:value="537.886815637515" calcext:value-type="float">
            <text:p>537.8868</text:p>
          </table:table-cell>
          <table:table-cell table:style-name="ce72" table:formula="of:=[.U40]*12" office:value-type="float" office:value="104.418339501605" calcext:value-type="float">
            <text:p>104.4183</text:p>
          </table:table-cell>
          <table:table-cell table:style-name="ce13" table:formula="of:=[.D40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1]/12" office:value-type="float" office:value="44.2075" calcext:value-type="float">
            <text:p>44.20750</text:p>
          </table:table-cell>
          <table:table-cell table:style-name="ce55" table:formula="of:=[.G41]/12" office:value-type="float" office:value="10.8475" calcext:value-type="float">
            <text:p>10.84750</text:p>
          </table:table-cell>
          <table:table-cell table:style-name="ce55" table:formula="of:=[.H41]/360*PI()*2" office:value-type="float" office:value="5.23598775598299" calcext:value-type="float">
            <text:p>5.23599</text:p>
          </table:table-cell>
          <table:table-cell table:style-name="ce55" table:formula="of:=IF([.K41]&lt;PI()/2;[.K41]+PI();[.K41]-PI())" office:value-type="float" office:value="2.0943951023932" calcext:value-type="float">
            <text:p>2.09440</text:p>
          </table:table-cell>
          <table:table-cell table:style-name="ce55" table:formula="of:=[.L41]+PI()/2" office:value-type="float" office:value="3.66519142918809" calcext:value-type="float">
            <text:p>3.66519</text:p>
          </table:table-cell>
          <table:table-cell table:style-name="ce62" table:formula="of:=COS([.L41])" office:value-type="float" office:value="-0.500000000000001" calcext:value-type="float">
            <text:p>-0.50000000</text:p>
          </table:table-cell>
          <table:table-cell table:style-name="ce62" table:formula="of:=SIN([.L41])" office:value-type="float" office:value="0.866025403784438" calcext:value-type="float">
            <text:p>0.86602540</text:p>
          </table:table-cell>
          <table:table-cell table:style-name="ce62" table:formula="of:=COS([.M41])" office:value-type="float" office:value="-0.866025403784438" calcext:value-type="float">
            <text:p>-0.86602540</text:p>
          </table:table-cell>
          <table:table-cell table:style-name="ce62" table:formula="of:=SIN([.M41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1]+[.R41]*[.N41]+[.S41]*[.P41]" office:value-type="float" office:value="45.7577653635405" calcext:value-type="float">
            <text:p>45.7578</text:p>
          </table:table-cell>
          <table:table-cell table:style-name="ce63" table:formula="of:=[.J41]+[.R41]*[.O41]+[.S41]*[.Q41]" office:value-type="float" office:value="9.24069495846705" calcext:value-type="float">
            <text:p>9.2407</text:p>
          </table:table-cell>
          <table:table-cell table:style-name="ce72" table:formula="of:=[.L41]*180/PI()" office:value-type="float" office:value="120" calcext:value-type="float">
            <text:p>120.0000</text:p>
          </table:table-cell>
          <table:table-cell table:style-name="ce72" table:formula="of:=[.T41]*12" office:value-type="float" office:value="549.093184362485" calcext:value-type="float">
            <text:p>549.0932</text:p>
          </table:table-cell>
          <table:table-cell table:style-name="ce72" table:formula="of:=[.U41]*12" office:value-type="float" office:value="110.888339501605" calcext:value-type="float">
            <text:p>110.8883</text:p>
          </table:table-cell>
          <table:table-cell table:style-name="ce13" table:formula="of:=[.D41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2]/12" office:value-type="float" office:value="41.4808333333333" calcext:value-type="float">
            <text:p>41.48083</text:p>
          </table:table-cell>
          <table:table-cell table:style-name="ce55" table:formula="of:=[.G42]/12" office:value-type="float" office:value="10.8475" calcext:value-type="float">
            <text:p>10.84750</text:p>
          </table:table-cell>
          <table:table-cell table:style-name="ce55" table:formula="of:=[.H42]/360*PI()*2" office:value-type="float" office:value="4.18879020478639" calcext:value-type="float">
            <text:p>4.18879</text:p>
          </table:table-cell>
          <table:table-cell table:style-name="ce55" table:formula="of:=IF([.K42]&lt;PI()/2;[.K42]+PI();[.K42]-PI())" office:value-type="float" office:value="1.0471975511966" calcext:value-type="float">
            <text:p>1.04720</text:p>
          </table:table-cell>
          <table:table-cell table:style-name="ce55" table:formula="of:=[.L42]+PI()/2" office:value-type="float" office:value="2.61799387799149" calcext:value-type="float">
            <text:p>2.61799</text:p>
          </table:table-cell>
          <table:table-cell table:style-name="ce62" table:formula="of:=COS([.L42])" office:value-type="float" office:value="0.500000000000001" calcext:value-type="float">
            <text:p>0.50000000</text:p>
          </table:table-cell>
          <table:table-cell table:style-name="ce62" table:formula="of:=SIN([.L42])" office:value-type="float" office:value="0.866025403784438" calcext:value-type="float">
            <text:p>0.86602540</text:p>
          </table:table-cell>
          <table:table-cell table:style-name="ce62" table:formula="of:=COS([.M42])" office:value-type="float" office:value="-0.866025403784438" calcext:value-type="float">
            <text:p>-0.86602540</text:p>
          </table:table-cell>
          <table:table-cell table:style-name="ce62" table:formula="of:=SIN([.M42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2]+[.R42]*[.N42]+[.S42]*[.P42]" office:value-type="float" office:value="40.3975" calcext:value-type="float">
            <text:p>40.3975</text:p>
          </table:table-cell>
          <table:table-cell table:style-name="ce72" table:formula="of:=[.J42]+[.R42]*[.O42]+[.S42]*[.Q42]" office:value-type="float" office:value="8.97111162513372" calcext:value-type="float">
            <text:p>8.9711</text:p>
          </table:table-cell>
          <table:table-cell table:style-name="ce72" table:formula="of:=[.L42]*180/PI()" office:value-type="float" office:value="59.9999999999999" calcext:value-type="float">
            <text:p>60.0000</text:p>
          </table:table-cell>
          <table:table-cell table:style-name="ce72" table:formula="of:=[.T42]*12" office:value-type="float" office:value="484.77" calcext:value-type="float">
            <text:p>484.7700</text:p>
          </table:table-cell>
          <table:table-cell table:style-name="ce72" table:formula="of:=[.U42]*12" office:value-type="float" office:value="107.653339501605" calcext:value-type="float">
            <text:p>107.6533</text:p>
          </table:table-cell>
          <table:table-cell table:style-name="ce13" table:formula="of:=[.D42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3]/12" office:value-type="float" office:value="41.4808333333333" calcext:value-type="float">
            <text:p>41.48083</text:p>
          </table:table-cell>
          <table:table-cell table:style-name="ce55" table:formula="of:=[.G43]/12" office:value-type="float" office:value="10.8475" calcext:value-type="float">
            <text:p>10.84750</text:p>
          </table:table-cell>
          <table:table-cell table:style-name="ce55" table:formula="of:=[.H43]/360*PI()*2" office:value-type="float" office:value="4.18879020478639" calcext:value-type="float">
            <text:p>4.18879</text:p>
          </table:table-cell>
          <table:table-cell table:style-name="ce55" table:formula="of:=IF([.K43]&lt;PI()/2;[.K43]+PI();[.K43]-PI())" office:value-type="float" office:value="1.0471975511966" calcext:value-type="float">
            <text:p>1.04720</text:p>
          </table:table-cell>
          <table:table-cell table:style-name="ce55" table:formula="of:=[.L43]+PI()/2" office:value-type="float" office:value="2.61799387799149" calcext:value-type="float">
            <text:p>2.61799</text:p>
          </table:table-cell>
          <table:table-cell table:style-name="ce62" table:formula="of:=COS([.L43])" office:value-type="float" office:value="0.500000000000001" calcext:value-type="float">
            <text:p>0.50000000</text:p>
          </table:table-cell>
          <table:table-cell table:style-name="ce62" table:formula="of:=SIN([.L43])" office:value-type="float" office:value="0.866025403784438" calcext:value-type="float">
            <text:p>0.86602540</text:p>
          </table:table-cell>
          <table:table-cell table:style-name="ce62" table:formula="of:=COS([.M43])" office:value-type="float" office:value="-0.866025403784438" calcext:value-type="float">
            <text:p>-0.86602540</text:p>
          </table:table-cell>
          <table:table-cell table:style-name="ce62" table:formula="of:=SIN([.M43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3]+[.R43]*[.N43]+[.S43]*[.P43]" office:value-type="float" office:value="39.9305679697929" calcext:value-type="float">
            <text:p>39.9306</text:p>
          </table:table-cell>
          <table:table-cell table:style-name="ce63" table:formula="of:=[.J43]+[.R43]*[.O43]+[.S43]*[.Q43]" office:value-type="float" office:value="9.24069495846705" calcext:value-type="float">
            <text:p>9.2407</text:p>
          </table:table-cell>
          <table:table-cell table:style-name="ce72" table:formula="of:=[.L43]*180/PI()" office:value-type="float" office:value="59.9999999999999" calcext:value-type="float">
            <text:p>60.0000</text:p>
          </table:table-cell>
          <table:table-cell table:style-name="ce72" table:formula="of:=[.T43]*12" office:value-type="float" office:value="479.166815637514" calcext:value-type="float">
            <text:p>479.1668</text:p>
          </table:table-cell>
          <table:table-cell table:style-name="ce72" table:formula="of:=[.U43]*12" office:value-type="float" office:value="110.888339501605" calcext:value-type="float">
            <text:p>110.8883</text:p>
          </table:table-cell>
          <table:table-cell table:style-name="ce13" table:formula="of:=[.D43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4]/12" office:value-type="float" office:value="41.4808333333333" calcext:value-type="float">
            <text:p>41.48083</text:p>
          </table:table-cell>
          <table:table-cell table:style-name="ce55" table:formula="of:=[.G44]/12" office:value-type="float" office:value="10.8475" calcext:value-type="float">
            <text:p>10.84750</text:p>
          </table:table-cell>
          <table:table-cell table:style-name="ce55" table:formula="of:=[.H44]/360*PI()*2" office:value-type="float" office:value="4.18879020478639" calcext:value-type="float">
            <text:p>4.18879</text:p>
          </table:table-cell>
          <table:table-cell table:style-name="ce55" table:formula="of:=IF([.K44]&lt;PI()/2;[.K44]+PI();[.K44]-PI())" office:value-type="float" office:value="1.0471975511966" calcext:value-type="float">
            <text:p>1.04720</text:p>
          </table:table-cell>
          <table:table-cell table:style-name="ce55" table:formula="of:=[.L44]+PI()/2" office:value-type="float" office:value="2.61799387799149" calcext:value-type="float">
            <text:p>2.61799</text:p>
          </table:table-cell>
          <table:table-cell table:style-name="ce62" table:formula="of:=COS([.L44])" office:value-type="float" office:value="0.500000000000001" calcext:value-type="float">
            <text:p>0.50000000</text:p>
          </table:table-cell>
          <table:table-cell table:style-name="ce62" table:formula="of:=SIN([.L44])" office:value-type="float" office:value="0.866025403784438" calcext:value-type="float">
            <text:p>0.86602540</text:p>
          </table:table-cell>
          <table:table-cell table:style-name="ce62" table:formula="of:=COS([.M44])" office:value-type="float" office:value="-0.866025403784438" calcext:value-type="float">
            <text:p>-0.86602540</text:p>
          </table:table-cell>
          <table:table-cell table:style-name="ce62" table:formula="of:=SIN([.M44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4]+[.R44]*[.N44]+[.S44]*[.P44]" office:value-type="float" office:value="40.8644320302071" calcext:value-type="float">
            <text:p>40.8644</text:p>
          </table:table-cell>
          <table:table-cell table:style-name="ce63" table:formula="of:=[.J44]+[.R44]*[.O44]+[.S44]*[.Q44]" office:value-type="float" office:value="8.70152829180038" calcext:value-type="float">
            <text:p>8.7015</text:p>
          </table:table-cell>
          <table:table-cell table:style-name="ce72" table:formula="of:=[.L44]*180/PI()" office:value-type="float" office:value="59.9999999999999" calcext:value-type="float">
            <text:p>60.0000</text:p>
          </table:table-cell>
          <table:table-cell table:style-name="ce72" table:formula="of:=[.T44]*12" office:value-type="float" office:value="490.373184362485" calcext:value-type="float">
            <text:p>490.3732</text:p>
          </table:table-cell>
          <table:table-cell table:style-name="ce72" table:formula="of:=[.U44]*12" office:value-type="float" office:value="104.418339501605" calcext:value-type="float">
            <text:p>104.4183</text:p>
          </table:table-cell>
          <table:table-cell table:style-name="ce13" table:formula="of:=[.D44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5]/12" office:value-type="float" office:value="40.1158333333333" calcext:value-type="float">
            <text:p>40.11583</text:p>
          </table:table-cell>
          <table:table-cell table:style-name="ce55" table:formula="of:=[.G45]/12" office:value-type="float" office:value="13.2083333333333" calcext:value-type="float">
            <text:p>13.20833</text:p>
          </table:table-cell>
          <table:table-cell table:style-name="ce55" table:formula="of:=[.H45]/360*PI()*2" office:value-type="float" office:value="3.14159265358979" calcext:value-type="float">
            <text:p>3.14159</text:p>
          </table:table-cell>
          <table:table-cell table:style-name="ce55" table:formula="of:=IF([.K45]&lt;PI()/2;[.K45]+PI();[.K45]-PI())" office:value-type="float" office:value="0" calcext:value-type="float">
            <text:p>0.00000</text:p>
          </table:table-cell>
          <table:table-cell table:style-name="ce55" table:formula="of:=[.L45]+PI()/2" office:value-type="float" office:value="1.5707963267949" calcext:value-type="float">
            <text:p>1.57080</text:p>
          </table:table-cell>
          <table:table-cell table:style-name="ce62" table:formula="of:=COS([.L45])" office:value-type="float" office:value="1" calcext:value-type="float">
            <text:p>1.00000000</text:p>
          </table:table-cell>
          <table:table-cell table:style-name="ce62" table:formula="of:=SIN([.L45])" office:value-type="float" office:value="0" calcext:value-type="float">
            <text:p>0.00000000</text:p>
          </table:table-cell>
          <table:table-cell table:style-name="ce62" table:formula="of:=COS([.M45])" office:value-type="float" office:value="6.12323399573677E-017" calcext:value-type="float">
            <text:p>0.00000000</text:p>
          </table:table-cell>
          <table:table-cell table:style-name="ce62" table:formula="of:=SIN([.M45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5]+[.R45]*[.N45]+[.S45]*[.P45]" office:value-type="float" office:value="37.9491666666666" calcext:value-type="float">
            <text:p>37.9492</text:p>
          </table:table-cell>
          <table:table-cell table:style-name="ce72" table:formula="of:=[.J45]+[.R45]*[.O45]+[.S45]*[.Q45]" office:value-type="float" office:value="13.2083333333333" calcext:value-type="float">
            <text:p>13.2083</text:p>
          </table:table-cell>
          <table:table-cell table:style-name="ce72" table:formula="of:=[.L45]*180/PI()" office:value-type="float" office:value="0" calcext:value-type="float">
            <text:p>0.0000</text:p>
          </table:table-cell>
          <table:table-cell table:style-name="ce72" table:formula="of:=[.T45]*12" office:value-type="float" office:value="455.39" calcext:value-type="float">
            <text:p>455.3900</text:p>
          </table:table-cell>
          <table:table-cell table:style-name="ce72" table:formula="of:=[.U45]*12" office:value-type="float" office:value="158.5" calcext:value-type="float">
            <text:p>158.5000</text:p>
          </table:table-cell>
          <table:table-cell table:style-name="ce13" table:formula="of:=[.D4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6]/12" office:value-type="float" office:value="40.1158333333333" calcext:value-type="float">
            <text:p>40.11583</text:p>
          </table:table-cell>
          <table:table-cell table:style-name="ce55" table:formula="of:=[.G46]/12" office:value-type="float" office:value="13.2083333333333" calcext:value-type="float">
            <text:p>13.20833</text:p>
          </table:table-cell>
          <table:table-cell table:style-name="ce55" table:formula="of:=[.H46]/360*PI()*2" office:value-type="float" office:value="3.14159265358979" calcext:value-type="float">
            <text:p>3.14159</text:p>
          </table:table-cell>
          <table:table-cell table:style-name="ce55" table:formula="of:=IF([.K46]&lt;PI()/2;[.K46]+PI();[.K46]-PI())" office:value-type="float" office:value="0" calcext:value-type="float">
            <text:p>0.00000</text:p>
          </table:table-cell>
          <table:table-cell table:style-name="ce55" table:formula="of:=[.L46]+PI()/2" office:value-type="float" office:value="1.5707963267949" calcext:value-type="float">
            <text:p>1.57080</text:p>
          </table:table-cell>
          <table:table-cell table:style-name="ce62" table:formula="of:=COS([.L46])" office:value-type="float" office:value="1" calcext:value-type="float">
            <text:p>1.00000000</text:p>
          </table:table-cell>
          <table:table-cell table:style-name="ce62" table:formula="of:=SIN([.L46])" office:value-type="float" office:value="0" calcext:value-type="float">
            <text:p>0.00000000</text:p>
          </table:table-cell>
          <table:table-cell table:style-name="ce62" table:formula="of:=COS([.M46])" office:value-type="float" office:value="6.12323399573677E-017" calcext:value-type="float">
            <text:p>0.00000000</text:p>
          </table:table-cell>
          <table:table-cell table:style-name="ce62" table:formula="of:=SIN([.M46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6]+[.R46]*[.N46]+[.S46]*[.P46]" office:value-type="float" office:value="37.9491666666666" calcext:value-type="float">
            <text:p>37.9492</text:p>
          </table:table-cell>
          <table:table-cell table:style-name="ce63" table:formula="of:=[.J46]+[.R46]*[.O46]+[.S46]*[.Q46]" office:value-type="float" office:value="13.7475" calcext:value-type="float">
            <text:p>13.7475</text:p>
          </table:table-cell>
          <table:table-cell table:style-name="ce72" table:formula="of:=[.L46]*180/PI()" office:value-type="float" office:value="0" calcext:value-type="float">
            <text:p>0.0000</text:p>
          </table:table-cell>
          <table:table-cell table:style-name="ce72" table:formula="of:=[.T46]*12" office:value-type="float" office:value="455.39" calcext:value-type="float">
            <text:p>455.3900</text:p>
          </table:table-cell>
          <table:table-cell table:style-name="ce72" table:formula="of:=[.U46]*12" office:value-type="float" office:value="164.97" calcext:value-type="float">
            <text:p>164.9700</text:p>
          </table:table-cell>
          <table:table-cell table:style-name="ce13" table:formula="of:=[.D46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7]/12" office:value-type="float" office:value="40.1158333333333" calcext:value-type="float">
            <text:p>40.11583</text:p>
          </table:table-cell>
          <table:table-cell table:style-name="ce55" table:formula="of:=[.G47]/12" office:value-type="float" office:value="13.2083333333333" calcext:value-type="float">
            <text:p>13.20833</text:p>
          </table:table-cell>
          <table:table-cell table:style-name="ce55" table:formula="of:=[.H47]/360*PI()*2" office:value-type="float" office:value="3.14159265358979" calcext:value-type="float">
            <text:p>3.14159</text:p>
          </table:table-cell>
          <table:table-cell table:style-name="ce55" table:formula="of:=IF([.K47]&lt;PI()/2;[.K47]+PI();[.K47]-PI())" office:value-type="float" office:value="0" calcext:value-type="float">
            <text:p>0.00000</text:p>
          </table:table-cell>
          <table:table-cell table:style-name="ce55" table:formula="of:=[.L47]+PI()/2" office:value-type="float" office:value="1.5707963267949" calcext:value-type="float">
            <text:p>1.57080</text:p>
          </table:table-cell>
          <table:table-cell table:style-name="ce62" table:formula="of:=COS([.L47])" office:value-type="float" office:value="1" calcext:value-type="float">
            <text:p>1.00000000</text:p>
          </table:table-cell>
          <table:table-cell table:style-name="ce62" table:formula="of:=SIN([.L47])" office:value-type="float" office:value="0" calcext:value-type="float">
            <text:p>0.00000000</text:p>
          </table:table-cell>
          <table:table-cell table:style-name="ce62" table:formula="of:=COS([.M47])" office:value-type="float" office:value="6.12323399573677E-017" calcext:value-type="float">
            <text:p>0.00000000</text:p>
          </table:table-cell>
          <table:table-cell table:style-name="ce62" table:formula="of:=SIN([.M47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7]+[.R47]*[.N47]+[.S47]*[.P47]" office:value-type="float" office:value="37.9491666666666" calcext:value-type="float">
            <text:p>37.9492</text:p>
          </table:table-cell>
          <table:table-cell table:style-name="ce63" table:formula="of:=[.J47]+[.R47]*[.O47]+[.S47]*[.Q47]" office:value-type="float" office:value="12.6691666666666" calcext:value-type="float">
            <text:p>12.6692</text:p>
          </table:table-cell>
          <table:table-cell table:style-name="ce72" table:formula="of:=[.L47]*180/PI()" office:value-type="float" office:value="0" calcext:value-type="float">
            <text:p>0.0000</text:p>
          </table:table-cell>
          <table:table-cell table:style-name="ce72" table:formula="of:=[.T47]*12" office:value-type="float" office:value="455.39" calcext:value-type="float">
            <text:p>455.3900</text:p>
          </table:table-cell>
          <table:table-cell table:style-name="ce72" table:formula="of:=[.U47]*12" office:value-type="float" office:value="152.03" calcext:value-type="float">
            <text:p>152.0300</text:p>
          </table:table-cell>
          <table:table-cell table:style-name="ce13" table:formula="of:=[.D47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8]/12" office:value-type="float" office:value="54.7808333333333" calcext:value-type="float">
            <text:p>54.78083</text:p>
          </table:table-cell>
          <table:table-cell table:style-name="ce55" table:formula="of:=[.G48]/12" office:value-type="float" office:value="2.15" calcext:value-type="float">
            <text:p>2.15000</text:p>
          </table:table-cell>
          <table:table-cell table:style-name="ce55" table:formula="of:=[.H48]/360*PI()*2" office:value-type="float" office:value="2.19911485751286" calcext:value-type="float">
            <text:p>2.19911</text:p>
          </table:table-cell>
          <table:table-cell table:style-name="ce55" table:formula="of:=IF([.K48]&lt;PI()/2;[.K48]+PI();[.K48]-PI())" office:value-type="float" office:value="-0.942477796076933" calcext:value-type="float">
            <text:p>-0.94248</text:p>
          </table:table-cell>
          <table:table-cell table:style-name="ce55" table:formula="of:=[.L48]+PI()/2" office:value-type="float" office:value="0.628318530717964" calcext:value-type="float">
            <text:p>0.62832</text:p>
          </table:table-cell>
          <table:table-cell table:style-name="ce62" table:formula="of:=COS([.L48])" office:value-type="float" office:value="0.587785252292477" calcext:value-type="float">
            <text:p>0.58778525</text:p>
          </table:table-cell>
          <table:table-cell table:style-name="ce62" table:formula="of:=SIN([.L48])" office:value-type="float" office:value="-0.809016994374945" calcext:value-type="float">
            <text:p>-0.80901699</text:p>
          </table:table-cell>
          <table:table-cell table:style-name="ce62" table:formula="of:=COS([.M48])" office:value-type="float" office:value="0.809016994374945" calcext:value-type="float">
            <text:p>0.80901699</text:p>
          </table:table-cell>
          <table:table-cell table:style-name="ce62" table:formula="of:=SIN([.M48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48]+[.R48]*[.N48]+[.S48]*[.P48]" office:value-type="float" office:value="53.0174775764559" calcext:value-type="float">
            <text:p>53.0175</text:p>
          </table:table-cell>
          <table:table-cell table:style-name="ce63" table:formula="of:=[.J48]+[.R48]*[.O48]+[.S48]*[.Q48]" office:value-type="float" office:value="4.57705098312484" calcext:value-type="float">
            <text:p>4.5771</text:p>
          </table:table-cell>
          <table:table-cell table:style-name="ce72" table:formula="of:=[.L48]*180/PI()" office:value-type="float" office:value="-53.9999999999997" calcext:value-type="float">
            <text:p>-54.0000</text:p>
          </table:table-cell>
          <table:table-cell table:style-name="ce72" table:formula="of:=[.T48]*12" office:value-type="float" office:value="636.209730917471" calcext:value-type="float">
            <text:p>636.2097</text:p>
          </table:table-cell>
          <table:table-cell table:style-name="ce72" table:formula="of:=[.U48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switch l-r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9]/12" office:value-type="float" office:value="54.7808333333333" calcext:value-type="float">
            <text:p>54.78083</text:p>
          </table:table-cell>
          <table:table-cell table:style-name="ce55" table:formula="of:=[.G49]/12" office:value-type="float" office:value="2.15" calcext:value-type="float">
            <text:p>2.15000</text:p>
          </table:table-cell>
          <table:table-cell table:style-name="ce55" table:formula="of:=[.H49]/360*PI()*2" office:value-type="float" office:value="2.19911485751286" calcext:value-type="float">
            <text:p>2.19911</text:p>
          </table:table-cell>
          <table:table-cell table:style-name="ce55" table:formula="of:=IF([.K49]&lt;PI()/2;[.K49]+PI();[.K49]-PI())" office:value-type="float" office:value="-0.942477796076933" calcext:value-type="float">
            <text:p>-0.94248</text:p>
          </table:table-cell>
          <table:table-cell table:style-name="ce55" table:formula="of:=[.L49]+PI()/2" office:value-type="float" office:value="0.628318530717964" calcext:value-type="float">
            <text:p>0.62832</text:p>
          </table:table-cell>
          <table:table-cell table:style-name="ce62" table:formula="of:=COS([.L49])" office:value-type="float" office:value="0.587785252292477" calcext:value-type="float">
            <text:p>0.58778525</text:p>
          </table:table-cell>
          <table:table-cell table:style-name="ce62" table:formula="of:=SIN([.L49])" office:value-type="float" office:value="-0.809016994374945" calcext:value-type="float">
            <text:p>-0.80901699</text:p>
          </table:table-cell>
          <table:table-cell table:style-name="ce62" table:formula="of:=COS([.M49])" office:value-type="float" office:value="0.809016994374945" calcext:value-type="float">
            <text:p>0.80901699</text:p>
          </table:table-cell>
          <table:table-cell table:style-name="ce62" table:formula="of:=SIN([.M49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H$2]" office:value-type="float" office:value="1.875" calcext:value-type="float">
            <text:p>1.875</text:p>
          </table:table-cell>
          <table:table-cell table:style-name="ce63" table:formula="of:=[.I49]+[.R49]*[.N49]+[.S49]*[.P49]" office:value-type="float" office:value="54.5343844409089" calcext:value-type="float">
            <text:p>54.5344</text:p>
          </table:table-cell>
          <table:table-cell table:style-name="ce63" table:formula="of:=[.J49]+[.R49]*[.O49]+[.S49]*[.Q49]" office:value-type="float" office:value="5.67914833117323" calcext:value-type="float">
            <text:p>5.6791</text:p>
          </table:table-cell>
          <table:table-cell table:style-name="ce72" table:formula="of:=[.L49]*180/PI()" office:value-type="float" office:value="-53.9999999999997" calcext:value-type="float">
            <text:p>-54.0000</text:p>
          </table:table-cell>
          <table:table-cell table:style-name="ce72" table:formula="of:=[.T49]*12" office:value-type="float" office:value="654.412613290907" calcext:value-type="float">
            <text:p>654.4126</text:p>
          </table:table-cell>
          <table:table-cell table:style-name="ce72" table:formula="of:=[.U49]*12" office:value-type="float" office:value="68.1497799740787" calcext:value-type="float">
            <text:p>68.1498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50]/12" office:value-type="float" office:value="54.7808333333333" calcext:value-type="float">
            <text:p>54.78083</text:p>
          </table:table-cell>
          <table:table-cell table:style-name="ce55" table:formula="of:=[.G50]/12" office:value-type="float" office:value="2.15" calcext:value-type="float">
            <text:p>2.15000</text:p>
          </table:table-cell>
          <table:table-cell table:style-name="ce55" table:formula="of:=[.H50]/360*PI()*2" office:value-type="float" office:value="2.19911485751286" calcext:value-type="float">
            <text:p>2.19911</text:p>
          </table:table-cell>
          <table:table-cell table:style-name="ce55" table:formula="of:=IF([.K50]&lt;PI()/2;[.K50]+PI();[.K50]-PI())" office:value-type="float" office:value="-0.942477796076933" calcext:value-type="float">
            <text:p>-0.94248</text:p>
          </table:table-cell>
          <table:table-cell table:style-name="ce55" table:formula="of:=[.L50]+PI()/2" office:value-type="float" office:value="0.628318530717964" calcext:value-type="float">
            <text:p>0.62832</text:p>
          </table:table-cell>
          <table:table-cell table:style-name="ce62" table:formula="of:=COS([.L50])" office:value-type="float" office:value="0.587785252292477" calcext:value-type="float">
            <text:p>0.58778525</text:p>
          </table:table-cell>
          <table:table-cell table:style-name="ce62" table:formula="of:=SIN([.L50])" office:value-type="float" office:value="-0.809016994374945" calcext:value-type="float">
            <text:p>-0.80901699</text:p>
          </table:table-cell>
          <table:table-cell table:style-name="ce62" table:formula="of:=COS([.M50])" office:value-type="float" office:value="0.809016994374945" calcext:value-type="float">
            <text:p>0.80901699</text:p>
          </table:table-cell>
          <table:table-cell table:style-name="ce62" table:formula="of:=SIN([.M50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0]+[.R50]*[.N50]+[.S50]*[.P50]" office:value-type="float" office:value="51.5005707120029" calcext:value-type="float">
            <text:p>51.5006</text:p>
          </table:table-cell>
          <table:table-cell table:style-name="ce63" table:formula="of:=[.J50]+[.R50]*[.O50]+[.S50]*[.Q50]" office:value-type="float" office:value="3.47495363507644" calcext:value-type="float">
            <text:p>3.4750</text:p>
          </table:table-cell>
          <table:table-cell table:style-name="ce72" table:formula="of:=[.L50]*180/PI()" office:value-type="float" office:value="-53.9999999999997" calcext:value-type="float">
            <text:p>-54.0000</text:p>
          </table:table-cell>
          <table:table-cell table:style-name="ce72" table:formula="of:=[.T50]*12" office:value-type="float" office:value="618.006848544034" calcext:value-type="float">
            <text:p>618.0068</text:p>
          </table:table-cell>
          <table:table-cell table:style-name="ce72" table:formula="of:=[.U50]*12" office:value-type="float" office:value="41.6994436209173" calcext:value-type="float">
            <text:p>41.6994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1]/12" office:value-type="float" office:value="54.7808333333333" calcext:value-type="float">
            <text:p>54.78083</text:p>
          </table:table-cell>
          <table:table-cell table:style-name="ce55" table:formula="of:=[.G51]/12" office:value-type="float" office:value="24.2666666666667" calcext:value-type="float">
            <text:p>24.26667</text:p>
          </table:table-cell>
          <table:table-cell table:style-name="ce55" table:formula="of:=[.H51]/360*PI()*2" office:value-type="float" office:value="4.08407044966673" calcext:value-type="float">
            <text:p>4.08407</text:p>
          </table:table-cell>
          <table:table-cell table:style-name="ce55" table:formula="of:=IF([.K51]&lt;PI()/2;[.K51]+PI();[.K51]-PI())" office:value-type="float" office:value="0.942477796076937" calcext:value-type="float">
            <text:p>0.94248</text:p>
          </table:table-cell>
          <table:table-cell table:style-name="ce55" table:formula="of:=[.L51]+PI()/2" office:value-type="float" office:value="2.51327412287183" calcext:value-type="float">
            <text:p>2.51327</text:p>
          </table:table-cell>
          <table:table-cell table:style-name="ce62" table:formula="of:=COS([.L51])" office:value-type="float" office:value="0.587785252292474" calcext:value-type="float">
            <text:p>0.58778525</text:p>
          </table:table-cell>
          <table:table-cell table:style-name="ce62" table:formula="of:=SIN([.L51])" office:value-type="float" office:value="0.809016994374947" calcext:value-type="float">
            <text:p>0.80901699</text:p>
          </table:table-cell>
          <table:table-cell table:style-name="ce62" table:formula="of:=COS([.M51])" office:value-type="float" office:value="-0.809016994374947" calcext:value-type="float">
            <text:p>-0.80901699</text:p>
          </table:table-cell>
          <table:table-cell table:style-name="ce62" table:formula="of:=SIN([.M51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51]+[.R51]*[.N51]+[.S51]*[.P51]" office:value-type="float" office:value="53.0174775764559" calcext:value-type="float">
            <text:p>53.0175</text:p>
          </table:table-cell>
          <table:table-cell table:style-name="ce63" table:formula="of:=[.J51]+[.R51]*[.O51]+[.S51]*[.Q51]" office:value-type="float" office:value="21.8396156835419" calcext:value-type="float">
            <text:p>21.8396</text:p>
          </table:table-cell>
          <table:table-cell table:style-name="ce72" table:formula="of:=[.L51]*180/PI()" office:value-type="float" office:value="54" calcext:value-type="float">
            <text:p>54.0000</text:p>
          </table:table-cell>
          <table:table-cell table:style-name="ce72" table:formula="of:=[.T51]*12" office:value-type="float" office:value="636.209730917471" calcext:value-type="float">
            <text:p>636.2097</text:p>
          </table:table-cell>
          <table:table-cell table:style-name="ce72" table:formula="of:=[.U51]*12" office:value-type="float" office:value="262.075388202503" calcext:value-type="float">
            <text:p>262.0754</text:p>
          </table:table-cell>
          <table:table-cell table:style-name="ce13" table:number-columns-repeated="16360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2]/12" office:value-type="float" office:value="54.7808333333333" calcext:value-type="float">
            <text:p>54.78083</text:p>
          </table:table-cell>
          <table:table-cell table:style-name="ce55" table:formula="of:=[.G52]/12" office:value-type="float" office:value="24.2666666666667" calcext:value-type="float">
            <text:p>24.26667</text:p>
          </table:table-cell>
          <table:table-cell table:style-name="ce55" table:formula="of:=[.H52]/360*PI()*2" office:value-type="float" office:value="4.08407044966673" calcext:value-type="float">
            <text:p>4.08407</text:p>
          </table:table-cell>
          <table:table-cell table:style-name="ce55" table:formula="of:=IF([.K52]&lt;PI()/2;[.K52]+PI();[.K52]-PI())" office:value-type="float" office:value="0.942477796076937" calcext:value-type="float">
            <text:p>0.94248</text:p>
          </table:table-cell>
          <table:table-cell table:style-name="ce55" table:formula="of:=[.L52]+PI()/2" office:value-type="float" office:value="2.51327412287183" calcext:value-type="float">
            <text:p>2.51327</text:p>
          </table:table-cell>
          <table:table-cell table:style-name="ce62" table:formula="of:=COS([.L52])" office:value-type="float" office:value="0.587785252292474" calcext:value-type="float">
            <text:p>0.58778525</text:p>
          </table:table-cell>
          <table:table-cell table:style-name="ce62" table:formula="of:=SIN([.L52])" office:value-type="float" office:value="0.809016994374947" calcext:value-type="float">
            <text:p>0.80901699</text:p>
          </table:table-cell>
          <table:table-cell table:style-name="ce62" table:formula="of:=COS([.M52])" office:value-type="float" office:value="-0.809016994374947" calcext:value-type="float">
            <text:p>-0.80901699</text:p>
          </table:table-cell>
          <table:table-cell table:style-name="ce62" table:formula="of:=SIN([.M52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52]+[.R52]*[.N52]+[.S52]*[.P52]" office:value-type="float" office:value="51.5005707120029" calcext:value-type="float">
            <text:p>51.5006</text:p>
          </table:table-cell>
          <table:table-cell table:style-name="ce63" table:formula="of:=[.J52]+[.R52]*[.O52]+[.S52]*[.Q52]" office:value-type="float" office:value="22.9417130315903" calcext:value-type="float">
            <text:p>22.9417</text:p>
          </table:table-cell>
          <table:table-cell table:style-name="ce72" table:formula="of:=[.L52]*180/PI()" office:value-type="float" office:value="54" calcext:value-type="float">
            <text:p>54.0000</text:p>
          </table:table-cell>
          <table:table-cell table:style-name="ce72" table:formula="of:=[.T52]*12" office:value-type="float" office:value="618.006848544034" calcext:value-type="float">
            <text:p>618.0068</text:p>
          </table:table-cell>
          <table:table-cell table:style-name="ce72" table:formula="of:=[.U52]*12" office:value-type="float" office:value="275.300556379083" calcext:value-type="float">
            <text:p>275.3006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3]/12" office:value-type="float" office:value="54.7808333333333" calcext:value-type="float">
            <text:p>54.78083</text:p>
          </table:table-cell>
          <table:table-cell table:style-name="ce55" table:formula="of:=[.G53]/12" office:value-type="float" office:value="24.2666666666667" calcext:value-type="float">
            <text:p>24.26667</text:p>
          </table:table-cell>
          <table:table-cell table:style-name="ce55" table:formula="of:=[.H53]/360*PI()*2" office:value-type="float" office:value="4.08407044966673" calcext:value-type="float">
            <text:p>4.08407</text:p>
          </table:table-cell>
          <table:table-cell table:style-name="ce55" table:formula="of:=IF([.K53]&lt;PI()/2;[.K53]+PI();[.K53]-PI())" office:value-type="float" office:value="0.942477796076937" calcext:value-type="float">
            <text:p>0.94248</text:p>
          </table:table-cell>
          <table:table-cell table:style-name="ce55" table:formula="of:=[.L53]+PI()/2" office:value-type="float" office:value="2.51327412287183" calcext:value-type="float">
            <text:p>2.51327</text:p>
          </table:table-cell>
          <table:table-cell table:style-name="ce62" table:formula="of:=COS([.L53])" office:value-type="float" office:value="0.587785252292474" calcext:value-type="float">
            <text:p>0.58778525</text:p>
          </table:table-cell>
          <table:table-cell table:style-name="ce62" table:formula="of:=SIN([.L53])" office:value-type="float" office:value="0.809016994374947" calcext:value-type="float">
            <text:p>0.80901699</text:p>
          </table:table-cell>
          <table:table-cell table:style-name="ce62" table:formula="of:=COS([.M53])" office:value-type="float" office:value="-0.809016994374947" calcext:value-type="float">
            <text:p>-0.80901699</text:p>
          </table:table-cell>
          <table:table-cell table:style-name="ce62" table:formula="of:=SIN([.M53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3]+[.R53]*[.N53]+[.S53]*[.P53]" office:value-type="float" office:value="54.5343844409089" calcext:value-type="float">
            <text:p>54.5344</text:p>
          </table:table-cell>
          <table:table-cell table:style-name="ce63" table:formula="of:=[.J53]+[.R53]*[.O53]+[.S53]*[.Q53]" office:value-type="float" office:value="20.7375183354935" calcext:value-type="float">
            <text:p>20.7375</text:p>
          </table:table-cell>
          <table:table-cell table:style-name="ce72" table:formula="of:=[.L53]*180/PI()" office:value-type="float" office:value="54" calcext:value-type="float">
            <text:p>54.0000</text:p>
          </table:table-cell>
          <table:table-cell table:style-name="ce72" table:formula="of:=[.T53]*12" office:value-type="float" office:value="654.412613290907" calcext:value-type="float">
            <text:p>654.4126</text:p>
          </table:table-cell>
          <table:table-cell table:style-name="ce72" table:formula="of:=[.U53]*12" office:value-type="float" office:value="248.850220025922" calcext:value-type="float">
            <text:p>248.8502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 table:number-rows-repeated="288">
          <table:table-cell table:number-columns-repeated="5"/>
          <table:table-cell table:style-name="ce13" table:number-columns-repeated="16379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4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I5]" office:value-type="float" office:value="13.3658333333333" calcext:value-type="float">
            <text:p>13.36583</text:p>
          </table:table-cell>
          <table:table-cell table:formula="of:=[$PositionData.J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6]" office:value-type="float" office:value="13.3658333333333" calcext:value-type="float">
            <text:p>13.36583</text:p>
          </table:table-cell>
          <table:table-cell table:formula="of:=[$PositionData.J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7]" office:value-type="float" office:value="13.3658333333333" calcext:value-type="float">
            <text:p>13.36583</text:p>
          </table:table-cell>
          <table:table-cell table:formula="of:=[$PositionData.J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8]" office:value-type="float" office:value="16.0916666666667" calcext:value-type="float">
            <text:p>16.09167</text:p>
          </table:table-cell>
          <table:table-cell table:formula="of:=[$PositionData.J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9]" office:value-type="float" office:value="16.0916666666667" calcext:value-type="float">
            <text:p>16.09167</text:p>
          </table:table-cell>
          <table:table-cell table:formula="of:=[$PositionData.J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0]" office:value-type="float" office:value="16.0916666666667" calcext:value-type="float">
            <text:p>16.09167</text:p>
          </table:table-cell>
          <table:table-cell table:formula="of:=[$PositionData.J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1]" office:value-type="float" office:value="17.4575" calcext:value-type="float">
            <text:p>17.45750</text:p>
          </table:table-cell>
          <table:table-cell table:formula="of:=[$PositionData.J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2]" office:value-type="float" office:value="17.4575" calcext:value-type="float">
            <text:p>17.45750</text:p>
          </table:table-cell>
          <table:table-cell table:formula="of:=[$PositionData.J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3]" office:value-type="float" office:value="17.4575" calcext:value-type="float">
            <text:p>17.45750</text:p>
          </table:table-cell>
          <table:table-cell table:formula="of:=[$PositionData.J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4]" office:value-type="float" office:value="16.0916666666667" calcext:value-type="float">
            <text:p>16.09167</text:p>
          </table:table-cell>
          <table:table-cell table:formula="of:=[$PositionData.J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5]" office:value-type="float" office:value="16.0916666666667" calcext:value-type="float">
            <text:p>16.09167</text:p>
          </table:table-cell>
          <table:table-cell table:formula="of:=[$PositionData.J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6]" office:value-type="float" office:value="16.0916666666667" calcext:value-type="float">
            <text:p>16.09167</text:p>
          </table:table-cell>
          <table:table-cell table:formula="of:=[$PositionData.J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7]" office:value-type="float" office:value="13.3658333333333" calcext:value-type="float">
            <text:p>13.36583</text:p>
          </table:table-cell>
          <table:table-cell table:formula="of:=[$PositionData.J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8]" office:value-type="float" office:value="13.3658333333333" calcext:value-type="float">
            <text:p>13.36583</text:p>
          </table:table-cell>
          <table:table-cell table:formula="of:=[$PositionData.J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9]" office:value-type="float" office:value="13.3658333333333" calcext:value-type="float">
            <text:p>13.36583</text:p>
          </table:table-cell>
          <table:table-cell table:formula="of:=[$PositionData.J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20]" office:value-type="float" office:value="12" calcext:value-type="float">
            <text:p>12.00000</text:p>
          </table:table-cell>
          <table:table-cell table:formula="of:=[$PositionData.J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1]" office:value-type="float" office:value="12" calcext:value-type="float">
            <text:p>12.00000</text:p>
          </table:table-cell>
          <table:table-cell table:formula="of:=[$PositionData.J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2]" office:value-type="float" office:value="12" calcext:value-type="float">
            <text:p>12.00000</text:p>
          </table:table-cell>
          <table:table-cell table:formula="of:=[$PositionData.J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3]" office:value-type="float" office:value="2.7925" calcext:value-type="float">
            <text:p>2.79250</text:p>
          </table:table-cell>
          <table:table-cell table:formula="of:=[$PositionData.J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4]" office:value-type="float" office:value="2.7925" calcext:value-type="float">
            <text:p>2.79250</text:p>
          </table:table-cell>
          <table:table-cell table:formula="of:=[$PositionData.J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5]" office:value-type="float" office:value="2.7925" calcext:value-type="float">
            <text:p>2.79250</text:p>
          </table:table-cell>
          <table:table-cell table:formula="of:=[$PositionData.J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6]" office:value-type="float" office:value="2.7925" calcext:value-type="float">
            <text:p>2.79250</text:p>
          </table:table-cell>
          <table:table-cell table:formula="of:=[$PositionData.J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7]" office:value-type="float" office:value="2.7925" calcext:value-type="float">
            <text:p>2.79250</text:p>
          </table:table-cell>
          <table:table-cell table:formula="of:=[$PositionData.J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8]" office:value-type="float" office:value="2.7925" calcext:value-type="float">
            <text:p>2.79250</text:p>
          </table:table-cell>
          <table:table-cell table:formula="of:=[$PositionData.J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9]" office:value-type="float" office:value="0" calcext:value-type="float">
            <text:p>0.00000</text:p>
          </table:table-cell>
          <table:table-cell table:formula="of:=[$PositionData.J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I30]" office:value-type="float" office:value="41.4808333333333" calcext:value-type="float">
            <text:p>41.48083</text:p>
          </table:table-cell>
          <table:table-cell table:formula="of:=[$PositionData.J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1]" office:value-type="float" office:value="41.4808333333333" calcext:value-type="float">
            <text:p>41.48083</text:p>
          </table:table-cell>
          <table:table-cell table:formula="of:=[$PositionData.J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2]" office:value-type="float" office:value="41.4808333333333" calcext:value-type="float">
            <text:p>41.48083</text:p>
          </table:table-cell>
          <table:table-cell table:formula="of:=[$PositionData.J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3]" office:value-type="float" office:value="44.2075" calcext:value-type="float">
            <text:p>44.20750</text:p>
          </table:table-cell>
          <table:table-cell table:formula="of:=[$PositionData.J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4]" office:value-type="float" office:value="44.2075" calcext:value-type="float">
            <text:p>44.20750</text:p>
          </table:table-cell>
          <table:table-cell table:formula="of:=[$PositionData.J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5]" office:value-type="float" office:value="44.2075" calcext:value-type="float">
            <text:p>44.20750</text:p>
          </table:table-cell>
          <table:table-cell table:formula="of:=[$PositionData.J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6]" office:value-type="float" office:value="45.5725" calcext:value-type="float">
            <text:p>45.57250</text:p>
          </table:table-cell>
          <table:table-cell table:formula="of:=[$PositionData.J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7]" office:value-type="float" office:value="45.5725" calcext:value-type="float">
            <text:p>45.57250</text:p>
          </table:table-cell>
          <table:table-cell table:formula="of:=[$PositionData.J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8]" office:value-type="float" office:value="45.5725" calcext:value-type="float">
            <text:p>45.57250</text:p>
          </table:table-cell>
          <table:table-cell table:formula="of:=[$PositionData.J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9]" office:value-type="float" office:value="44.2075" calcext:value-type="float">
            <text:p>44.20750</text:p>
          </table:table-cell>
          <table:table-cell table:formula="of:=[$PositionData.J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0]" office:value-type="float" office:value="44.2075" calcext:value-type="float">
            <text:p>44.20750</text:p>
          </table:table-cell>
          <table:table-cell table:formula="of:=[$PositionData.J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1]" office:value-type="float" office:value="44.2075" calcext:value-type="float">
            <text:p>44.20750</text:p>
          </table:table-cell>
          <table:table-cell table:formula="of:=[$PositionData.J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2]" office:value-type="float" office:value="41.4808333333333" calcext:value-type="float">
            <text:p>41.48083</text:p>
          </table:table-cell>
          <table:table-cell table:formula="of:=[$PositionData.J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3]" office:value-type="float" office:value="41.4808333333333" calcext:value-type="float">
            <text:p>41.48083</text:p>
          </table:table-cell>
          <table:table-cell table:formula="of:=[$PositionData.J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4]" office:value-type="float" office:value="41.4808333333333" calcext:value-type="float">
            <text:p>41.48083</text:p>
          </table:table-cell>
          <table:table-cell table:formula="of:=[$PositionData.J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5]" office:value-type="float" office:value="40.1158333333333" calcext:value-type="float">
            <text:p>40.11583</text:p>
          </table:table-cell>
          <table:table-cell table:formula="of:=[$PositionData.J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6]" office:value-type="float" office:value="40.1158333333333" calcext:value-type="float">
            <text:p>40.11583</text:p>
          </table:table-cell>
          <table:table-cell table:formula="of:=[$PositionData.J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7]" office:value-type="float" office:value="40.1158333333333" calcext:value-type="float">
            <text:p>40.11583</text:p>
          </table:table-cell>
          <table:table-cell table:formula="of:=[$PositionData.J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8]" office:value-type="float" office:value="54.7808333333333" calcext:value-type="float">
            <text:p>54.78083</text:p>
          </table:table-cell>
          <table:table-cell table:formula="of:=[$PositionData.J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49]" office:value-type="float" office:value="54.7808333333333" calcext:value-type="float">
            <text:p>54.78083</text:p>
          </table:table-cell>
          <table:table-cell table:formula="of:=[$PositionData.J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0]" office:value-type="float" office:value="54.7808333333333" calcext:value-type="float">
            <text:p>54.78083</text:p>
          </table:table-cell>
          <table:table-cell table:formula="of:=[$PositionData.J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1]" office:value-type="float" office:value="54.7808333333333" calcext:value-type="float">
            <text:p>54.78083</text:p>
          </table:table-cell>
          <table:table-cell table:formula="of:=[$PositionData.J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2]" office:value-type="float" office:value="54.7808333333333" calcext:value-type="float">
            <text:p>54.78083</text:p>
          </table:table-cell>
          <table:table-cell table:formula="of:=[$PositionData.J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3]" office:value-type="float" office:value="54.7808333333333" calcext:value-type="float">
            <text:p>54.78083</text:p>
          </table:table-cell>
          <table:table-cell table:formula="of:=[$PositionData.J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T5]" office:value-type="float" office:value="12.2825" calcext:value-type="float">
            <text:p>12.28250</text:p>
          </table:table-cell>
          <table:table-cell table:formula="of:=[$PositionData.U5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6]" office:value-type="float" office:value="12.7494320302071" calcext:value-type="float">
            <text:p>12.74943</text:p>
          </table:table-cell>
          <table:table-cell table:formula="of:=[$PositionData.U6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7]" office:value-type="float" office:value="11.8155679697929" calcext:value-type="float">
            <text:p>11.81557</text:p>
          </table:table-cell>
          <table:table-cell table:formula="of:=[$PositionData.U7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8]" office:value-type="float" office:value="17.175" calcext:value-type="float">
            <text:p>17.17500</text:p>
          </table:table-cell>
          <table:table-cell table:formula="of:=[$PositionData.U8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9]" office:value-type="float" office:value="17.6419320302071" calcext:value-type="float">
            <text:p>17.64193</text:p>
          </table:table-cell>
          <table:table-cell table:formula="of:=[$PositionData.U9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10]" office:value-type="float" office:value="16.7080679697929" calcext:value-type="float">
            <text:p>16.70807</text:p>
          </table:table-cell>
          <table:table-cell table:formula="of:=[$PositionData.U10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11]" office:value-type="float" office:value="19.6241666666667" calcext:value-type="float">
            <text:p>19.62417</text:p>
          </table:table-cell>
          <table:table-cell table:formula="of:=[$PositionData.U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12]" office:value-type="float" office:value="19.6241666666667" calcext:value-type="float">
            <text:p>19.62417</text:p>
          </table:table-cell>
          <table:table-cell table:formula="of:=[$PositionData.U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13]" office:value-type="float" office:value="19.6241666666667" calcext:value-type="float">
            <text:p>19.62417</text:p>
          </table:table-cell>
          <table:table-cell table:formula="of:=[$PositionData.U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14]" office:value-type="float" office:value="17.175" calcext:value-type="float">
            <text:p>17.17500</text:p>
          </table:table-cell>
          <table:table-cell table:formula="of:=[$PositionData.U14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5]" office:value-type="float" office:value="16.7080679697929" calcext:value-type="float">
            <text:p>16.70807</text:p>
          </table:table-cell>
          <table:table-cell table:formula="of:=[$PositionData.U15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16]" office:value-type="float" office:value="17.6419320302071" calcext:value-type="float">
            <text:p>17.64193</text:p>
          </table:table-cell>
          <table:table-cell table:formula="of:=[$PositionData.U16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7]" office:value-type="float" office:value="12.2825" calcext:value-type="float">
            <text:p>12.28250</text:p>
          </table:table-cell>
          <table:table-cell table:formula="of:=[$PositionData.U17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8]" office:value-type="float" office:value="11.8155679697929" calcext:value-type="float">
            <text:p>11.81557</text:p>
          </table:table-cell>
          <table:table-cell table:formula="of:=[$PositionData.U18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9]" office:value-type="float" office:value="12.7494320302071" calcext:value-type="float">
            <text:p>12.74943</text:p>
          </table:table-cell>
          <table:table-cell table:formula="of:=[$PositionData.U19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20]" office:value-type="float" office:value="9.83333333333333" calcext:value-type="float">
            <text:p>9.83333</text:p>
          </table:table-cell>
          <table:table-cell table:formula="of:=[$PositionData.U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21]" office:value-type="float" office:value="9.83333333333333" calcext:value-type="float">
            <text:p>9.83333</text:p>
          </table:table-cell>
          <table:table-cell table:formula="of:=[$PositionData.U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22]" office:value-type="float" office:value="9.83333333333333" calcext:value-type="float">
            <text:p>9.83333</text:p>
          </table:table-cell>
          <table:table-cell table:formula="of:=[$PositionData.U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23]" office:value-type="float" office:value="4.55585575687742" calcext:value-type="float">
            <text:p>4.55586</text:p>
          </table:table-cell>
          <table:table-cell table:formula="of:=[$PositionData.U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24]" office:value-type="float" office:value="6.07276262133044" calcext:value-type="float">
            <text:p>6.07276</text:p>
          </table:table-cell>
          <table:table-cell table:formula="of:=[$PositionData.U24]" office:value-type="float" office:value="3.47495363507645" calcext:value-type="float">
            <text:p>3.47495</text:p>
          </table:table-cell>
          <table:table-cell/>
        </table:table-row>
        <table:table-row table:style-name="ro1">
          <table:table-cell table:number-columns-repeated="2"/>
          <table:table-cell table:formula="of:=[$PositionData.T25]" office:value-type="float" office:value="3.03894889242439" calcext:value-type="float">
            <text:p>3.03895</text:p>
          </table:table-cell>
          <table:table-cell table:formula="of:=[$PositionData.U25]" office:value-type="float" office:value="5.67914833117323" calcext:value-type="float">
            <text:p>5.67915</text:p>
          </table:table-cell>
          <table:table-cell/>
        </table:table-row>
        <table:table-row table:style-name="ro1">
          <table:table-cell table:number-columns-repeated="2"/>
          <table:table-cell table:formula="of:=[$PositionData.T26]" office:value-type="float" office:value="4.55585575687743" calcext:value-type="float">
            <text:p>4.55586</text:p>
          </table:table-cell>
          <table:table-cell table:formula="of:=[$PositionData.U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27]" office:value-type="float" office:value="3.0389488924244" calcext:value-type="float">
            <text:p>3.03895</text:p>
          </table:table-cell>
          <table:table-cell table:formula="of:=[$PositionData.U27]" office:value-type="float" office:value="20.7375183354935" calcext:value-type="float">
            <text:p>20.73752</text:p>
          </table:table-cell>
          <table:table-cell/>
        </table:table-row>
        <table:table-row table:style-name="ro1">
          <table:table-cell table:number-columns-repeated="2"/>
          <table:table-cell table:formula="of:=[$PositionData.T28]" office:value-type="float" office:value="6.07276262133045" calcext:value-type="float">
            <text:p>6.07276</text:p>
          </table:table-cell>
          <table:table-cell table:formula="of:=[$PositionData.U28]" office:value-type="float" office:value="22.9417130315903" calcext:value-type="float">
            <text:p>22.94171</text:p>
          </table:table-cell>
          <table:table-cell/>
        </table:table-row>
        <table:table-row table:style-name="ro1">
          <table:table-cell table:number-columns-repeated="2"/>
          <table:table-cell table:formula="of:=[$PositionData.T29]" office:value-type="float" office:value="0" calcext:value-type="float">
            <text:p>0.00000</text:p>
          </table:table-cell>
          <table:table-cell table:formula="of:=[$PositionData.U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T30]" office:value-type="float" office:value="40.3975" calcext:value-type="float">
            <text:p>40.39750</text:p>
          </table:table-cell>
          <table:table-cell table:formula="of:=[$PositionData.U30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1]" office:value-type="float" office:value="40.8644320302071" calcext:value-type="float">
            <text:p>40.86443</text:p>
          </table:table-cell>
          <table:table-cell table:formula="of:=[$PositionData.U31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2]" office:value-type="float" office:value="39.9305679697929" calcext:value-type="float">
            <text:p>39.93057</text:p>
          </table:table-cell>
          <table:table-cell table:formula="of:=[$PositionData.U32]" office:value-type="float" office:value="17.1759717081996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3]" office:value-type="float" office:value="45.2908333333333" calcext:value-type="float">
            <text:p>45.29083</text:p>
          </table:table-cell>
          <table:table-cell table:formula="of:=[$PositionData.U33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4]" office:value-type="float" office:value="45.7577653635404" calcext:value-type="float">
            <text:p>45.75777</text:p>
          </table:table-cell>
          <table:table-cell table:formula="of:=[$PositionData.U34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5]" office:value-type="float" office:value="44.8239013031262" calcext:value-type="float">
            <text:p>44.82390</text:p>
          </table:table-cell>
          <table:table-cell table:formula="of:=[$PositionData.U35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6]" office:value-type="float" office:value="47.7391666666667" calcext:value-type="float">
            <text:p>47.73917</text:p>
          </table:table-cell>
          <table:table-cell table:formula="of:=[$PositionData.U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37]" office:value-type="float" office:value="47.7391666666667" calcext:value-type="float">
            <text:p>47.73917</text:p>
          </table:table-cell>
          <table:table-cell table:formula="of:=[$PositionData.U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38]" office:value-type="float" office:value="47.7391666666667" calcext:value-type="float">
            <text:p>47.73917</text:p>
          </table:table-cell>
          <table:table-cell table:formula="of:=[$PositionData.U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39]" office:value-type="float" office:value="45.2908333333333" calcext:value-type="float">
            <text:p>45.29083</text:p>
          </table:table-cell>
          <table:table-cell table:formula="of:=[$PositionData.U39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0]" office:value-type="float" office:value="44.8239013031262" calcext:value-type="float">
            <text:p>44.82390</text:p>
          </table:table-cell>
          <table:table-cell table:formula="of:=[$PositionData.U40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1]" office:value-type="float" office:value="45.7577653635405" calcext:value-type="float">
            <text:p>45.75777</text:p>
          </table:table-cell>
          <table:table-cell table:formula="of:=[$PositionData.U41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2]" office:value-type="float" office:value="40.3975" calcext:value-type="float">
            <text:p>40.39750</text:p>
          </table:table-cell>
          <table:table-cell table:formula="of:=[$PositionData.U42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3]" office:value-type="float" office:value="39.9305679697929" calcext:value-type="float">
            <text:p>39.93057</text:p>
          </table:table-cell>
          <table:table-cell table:formula="of:=[$PositionData.U43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4]" office:value-type="float" office:value="40.8644320302071" calcext:value-type="float">
            <text:p>40.86443</text:p>
          </table:table-cell>
          <table:table-cell table:formula="of:=[$PositionData.U44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5]" office:value-type="float" office:value="37.9491666666666" calcext:value-type="float">
            <text:p>37.94917</text:p>
          </table:table-cell>
          <table:table-cell table:formula="of:=[$PositionData.U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46]" office:value-type="float" office:value="37.9491666666666" calcext:value-type="float">
            <text:p>37.94917</text:p>
          </table:table-cell>
          <table:table-cell table:formula="of:=[$PositionData.U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47]" office:value-type="float" office:value="37.9491666666666" calcext:value-type="float">
            <text:p>37.94917</text:p>
          </table:table-cell>
          <table:table-cell table:formula="of:=[$PositionData.U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48]" office:value-type="float" office:value="53.0174775764559" calcext:value-type="float">
            <text:p>53.01748</text:p>
          </table:table-cell>
          <table:table-cell table:formula="of:=[$PositionData.U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49]" office:value-type="float" office:value="54.5343844409089" calcext:value-type="float">
            <text:p>54.53438</text:p>
          </table:table-cell>
          <table:table-cell table:formula="of:=[$PositionData.U49]" office:value-type="float" office:value="5.67914833117323" calcext:value-type="float">
            <text:p>5.67915</text:p>
          </table:table-cell>
          <table:table-cell/>
        </table:table-row>
        <table:table-row table:style-name="ro1">
          <table:table-cell table:number-columns-repeated="2"/>
          <table:table-cell table:formula="of:=[$PositionData.T50]" office:value-type="float" office:value="51.5005707120029" calcext:value-type="float">
            <text:p>51.50057</text:p>
          </table:table-cell>
          <table:table-cell table:formula="of:=[$PositionData.U50]" office:value-type="float" office:value="3.47495363507644" calcext:value-type="float">
            <text:p>3.47495</text:p>
          </table:table-cell>
          <table:table-cell/>
        </table:table-row>
        <table:table-row table:style-name="ro1">
          <table:table-cell table:number-columns-repeated="2"/>
          <table:table-cell table:formula="of:=[$PositionData.T51]" office:value-type="float" office:value="53.0174775764559" calcext:value-type="float">
            <text:p>53.01748</text:p>
          </table:table-cell>
          <table:table-cell table:formula="of:=[$PositionData.U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52]" office:value-type="float" office:value="51.5005707120029" calcext:value-type="float">
            <text:p>51.50057</text:p>
          </table:table-cell>
          <table:table-cell table:formula="of:=[$PositionData.U52]" office:value-type="float" office:value="22.9417130315903" calcext:value-type="float">
            <text:p>22.94171</text:p>
          </table:table-cell>
          <table:table-cell/>
        </table:table-row>
        <table:table-row table:style-name="ro1">
          <table:table-cell table:number-columns-repeated="2"/>
          <table:table-cell table:formula="of:=[$PositionData.T53]" office:value-type="float" office:value="54.5343844409089" calcext:value-type="float">
            <text:p>54.53438</text:p>
          </table:table-cell>
          <table:table-cell table:formula="of:=[$PositionData.U53]" office:value-type="float" office:value="20.7375183354935" calcext:value-type="float">
            <text:p>20.73752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9:15:50.67859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6T16:29:59.213000000</meta:creation-date>
    <dc:date>2025-03-24T20:00:29.886767900</dc:date>
    <meta:editing-duration>PT9H56S</meta:editing-duration>
    <meta:editing-cycles>38</meta:editing-cycles>
    <meta:generator>LibreOffice/25.2.1.2$Windows_X86_64 LibreOffice_project/d3abf4aee5fd705e4a92bba33a32f40bc4e56f49</meta:generator>
    <meta:document-statistic meta:table-count="2" meta:cell-count="133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29cm" svg:y="6.373cm" style:legend-expansion="high" chart:style-name="ch2"/>
        <chart:plot-area chart:style-name="ch3" svg:x="0.683cm" svg:y="0.266cm" svg:width="30.763cm" svg:height="12.812cm">
          <chart:coordinate-region svg:x="2.369cm" svg:y="0.465cm" svg:width="28.359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825">
                <text:p>12.282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75">
                <text:p>17.1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75">
                <text:p>17.1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825">
                <text:p>12.282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07276262133044">
                <text:p>6.07276262133044</text:p>
              </table:table-cell>
              <table:table-cell office:value-type="float" office:value="3.47495363507645">
                <text:p>3.47495363507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3894889242439">
                <text:p>3.03894889242439</text:p>
              </table:table-cell>
              <table:table-cell office:value-type="float" office:value="5.67914833117323">
                <text:p>5.679148331173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389488924244">
                <text:p>3.0389488924244</text:p>
              </table:table-cell>
              <table:table-cell office:value-type="float" office:value="20.7375183354935">
                <text:p>20.73751833549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7276262133045">
                <text:p>6.07276262133045</text:p>
              </table:table-cell>
              <table:table-cell office:value-type="float" office:value="22.9417130315903">
                <text:p>22.9417130315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3975">
                <text:p>40.39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17.1759717081996">
                <text:p>17.1759717081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577653635404">
                <text:p>45.7577653635404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577653635405">
                <text:p>45.7577653635405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3975">
                <text:p>40.39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5343844409089">
                <text:p>54.5343844409089</text:p>
              </table:table-cell>
              <table:table-cell office:value-type="float" office:value="5.67914833117323">
                <text:p>5.67914833117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.5005707120029">
                <text:p>51.5005707120029</text:p>
              </table:table-cell>
              <table:table-cell office:value-type="float" office:value="3.47495363507644">
                <text:p>3.47495363507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5005707120029">
                <text:p>51.5005707120029</text:p>
              </table:table-cell>
              <table:table-cell office:value-type="float" office:value="22.9417130315903">
                <text:p>22.94171303159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5343844409089">
                <text:p>54.5343844409089</text:p>
              </table:table-cell>
              <table:table-cell office:value-type="float" office:value="20.7375183354935">
                <text:p>20.7375183354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